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p>
      </text:section>
      <text:section text:style-name="Sect_letData" text:name="Sect_letData">
        <text:p text:style-name="entry_letData_dicBody"><text:span text:style-name="headword_entry_letData_dicBody">-d</text:span><text:span text:style-name="headword_.bzh"><text:variable-set text:name="Left_Guideword" text:display="none" text:formula="ooow: -d" office:value-type="string" office:string-value=" -d"/></text:span><text:span text:style-name="headword_.bzh"><text:variable-set text:name="Right_Guideword" text:display="none" text:formula="ooow: -d" office:value-type="string" office:string-value=" -d"/></text:span><text:span/><text:span text:style-name="headword..after_entry_letData_dicBody"> </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 </text:span></text:p>
        <text:p text:style-name="entry_letData_dicBody"><text:span text:style-name="headword_entry_letData_dicBody">da</text:span><text:span text:style-name="headword_.bzh"><text:variable-set text:name="Left_Guideword" text:display="none" text:formula="ooow: da" office:value-type="string" office:string-value=" da"/></text:span><text:span text:style-name="headword_.bzh"><text:variable-set text:name="Right_Guideword" text:display="none" text:formula="ooow: da" office:value-type="string" office:string-value=" da"/></text:span><text:span/><text:span text:style-name="headword..after_entry_letData_dicBody"> </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 </text:span><text:span text:style-name="xitem_.tpi_definition_.en_sense_senses_entry_letData_dicBody">lotu.</text:span><text:span text:style-name="definition..after_sense_senses_entry_letData_dicBody"> </text:span><text:span text:style-name="example..before_examples_sense_senses_entry_letData_dicBody"/><text:span text:style-name="example_examples_sense_senses_entry_letData_dicBody">Ya dëlë da dub ayo.</text:span><text:span text:style-name="example..after_examples_sense_senses_entry_letData_dicBody"> </text:span><text:span text:style-name="translation_translations_examples_sense_senses_entry_letData_dicBody">They went to the service in the churc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 </text:span><text:span text:style-name="xitem_.tpi_definition_.en_sense_senses_entry_letData_dicBody">wik.</text:span><text:span text:style-name="definition..after_sense_senses_entry_letData_dicBody"> </text:span><text:span text:style-name="example..before_examples_sense_senses_entry_letData_dicBody"/><text:span text:style-name="example_examples_sense_senses_entry_letData_dicBody">Venë ya nedo Moresby da ti.</text:span><text:span text:style-name="example..after_examples_sense_senses_entry_letData_dicBody"> </text:span><text:span text:style-name="translation_translations_examples_sense_senses_entry_letData_dicBody">His wife went and stayed a week in Moresby.</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 text:display="none" text:formula="ooow: daba" office:value-type="string" office:string-value=" daba"/></text:span><text:span text:style-name="headword_.bzh"><text:variable-set text:name="Right_Guideword" text:display="none" text:formula="ooow: daba" office:value-type="string" office:string-value=" daba"/></text:span><text:span/><text:span text:style-name="headword..after_entry_letData_dicBody"> </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forehead.</text:span><text:span text:style-name="xitem-xitem_definition..before_definition_.en_sense_senses_entry_letData_dicBody"> </text:span><text:span text:style-name="xitem_.tpi_definition_.en_sense_senses_entry_letData_dicBody">poret.</text:span><text:span text:style-name="definition..after_sense_senses_entry_letData_dicBody"> </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 </text:span><text:span text:style-name="translation_translations_examples_sense_senses_entry_letData_dicBody">We will put the mark of our God on his servants foreheads fir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 text:display="none" text:formula="ooow: dabanġ" office:value-type="string" office:string-value=" dabanġ"/></text:span><text:span text:style-name="headword_.bzh"><text:variable-set text:name="Right_Guideword" text:display="none" text:formula="ooow: dabanġ" office:value-type="string" office:string-value=" dabanġ"/></text:span><text:span/><text:span text:style-name="headword..after_entry_letData_dicBody"> </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 </text:span><text:span text:style-name="xitem_.tpi_definition_.en_sense_senses_entry_letData_dicBody">katapel.</text:span><text:span text:style-name="definition..after_sense_senses_entry_letData_dicBody"> </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 </text:span><text:span text:style-name="translation_translations_examples_sense_senses_entry_letData_dicBody">Children shoot birds with their shanghai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 text:display="none" text:formula="ooow: dabeenġ" office:value-type="string" office:string-value=" dabeenġ"/></text:span><text:span text:style-name="headword_.bzh"><text:variable-set text:name="Right_Guideword" text:display="none" text:formula="ooow: dabeenġ" office:value-type="string" office:string-value=" dabeenġ"/></text:span><text:span/><text:span text:style-name="headword..after_entry_letData_dicBody"> </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Dejom dabeenġ nalu medevet.</text:span><text:span text:style-name="example..after_examples_sense_senses_entry_letData_dicBody"> </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 text:display="none" text:formula="ooow: dabi" office:value-type="string" office:string-value=" dabi"/></text:span><text:span text:style-name="headword_.bzh"><text:variable-set text:name="Right_Guideword" text:display="none" text:formula="ooow: dabi" office:value-type="string" office:string-value=" dabi"/></text:span><text:span/><text:span text:style-name="headword..after_entry_letData_dicBody"> </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 </text:span><text:span text:style-name="xitem_.tpi_definition_.en_sense_senses_entry_letData_dicBody">namba poa pikinini meri.</text:span><text:span text:style-name="definition..after_sense_senses_entry_letData_dicBody"> </text:span><text:span text:style-name="example..before_examples_sense_senses_entry_letData_dicBody"/><text:span text:style-name="example_examples_sense_senses_entry_letData_dicBody">Ḳo nalu dabi.</text:span><text:span text:style-name="example..after_examples_sense_senses_entry_letData_dicBody"> </text:span><text:span text:style-name="translation_translations_examples_sense_senses_entry_letData_dicBody">She bore her fourth daughter.</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 text:display="none" text:formula="ooow: Dabudenġ" office:value-type="string" office:string-value=" Dabudenġ"/></text:span><text:span text:style-name="headword_.bzh"><text:variable-set text:name="Right_Guideword" text:display="none" text:formula="ooow: Dabudenġ" office:value-type="string" office:string-value=" Dabudenġ"/></text:span><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 </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budenġ</text:span><text:span text:style-name="headword_.bzh"><text:variable-set text:name="Left_Guideword" text:display="none" text:formula="ooow: dabudenġ" office:value-type="string" office:string-value=" dabudenġ"/></text:span><text:span text:style-name="headword_.bzh"><text:variable-set text:name="Right_Guideword" text:display="none" text:formula="ooow: dabudenġ" office:value-type="string" office:string-value=" dabudenġ"/></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 text:display="none" text:formula="ooow: dabudenġ" office:value-type="string" office:string-value=" dabudenġ"/></text:span><text:span text:style-name="headword_.bzh"><text:variable-set text:name="Right_Guideword" text:display="none" text:formula="ooow: dabudenġ" office:value-type="string" office:string-value=" dabudenġ"/></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 </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 </text:span><text:span text:style-name="example..before_examples_sense_senses_entry_letData_dicBody"/><text:span text:style-name="example_examples_sense_senses_entry_letData_dicBody">Ngap dabudenġ menaduu sapu jaḳ.</text:span><text:span text:style-name="example..after_examples_sense_senses_entry_letData_dicBody"> </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 text:display="none" text:formula="ooow: dabun" office:value-type="string" office:string-value=" dabun"/></text:span><text:span text:style-name="headword_.bzh"><text:variable-set text:name="Right_Guideword" text:display="none" text:formula="ooow: dabun" office:value-type="string" office:string-value=" dabun"/></text:span><text:span/><text:span text:style-name="headword..after_entry_letData_dicBody"> </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 </text:span><text:span text:style-name="xitem_.tpi_definition_.en_sense_senses_entry_letData_dicBody">wantaim.</text:span><text:span text:style-name="definition..after_sense_senses_entry_letData_dicBody"> </text:span><text:span text:style-name="example..before_xitem_examples_sense_senses_entry_letData_dicBody"/><text:span text:style-name="example_xitem_examples_sense_senses_entry_letData_dicBody">Deya dabun.</text:span><text:span text:style-name="example..after_xitem_examples_sense_senses_entry_letData_dicBody"> </text:span><text:span text:style-name="translation_translations_xitem_examples_sense_senses_entry_letData_dicBody">They all went togeth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 </text:span><text:span text:style-name="translation_translations_xitem_examples_sense_senses_entry_letData_dicBody">She put two bundles of pitpit into the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 </text:span><text:span text:style-name="xitem_.tpi_definition_.en_sense_senses_entry_letData_dicBody">mekpas.</text:span><text:span text:style-name="definition..after_sense_senses_entry_letData_dicBody"> </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 </text:span><text:span text:style-name="translation_translations_examples_sense_senses_entry_letData_dicBody">A small clump of cloud came with a blunt end near to m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dah-nevu</text:span><text:span text:style-name="headword_.bzh"><text:variable-set text:name="Left_Guideword" text:display="none" text:formula="ooow: dadah-nevu" office:value-type="string" office:string-value=" dadah-nevu"/></text:span><text:span text:style-name="headword_.bzh"><text:variable-set text:name="Right_Guideword" text:display="none" text:formula="ooow: dadah-nevu" office:value-type="string" office:string-value=" dadah-nevu"/></text:span><text:span/><text:span text:style-name="headword..after_entry_letData_dicBody"> </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 </text:span><text:span text:style-name="xitem_.tpi_definition_.en_sense_senses_entry_letData_dicBody">wanpela kain pikus i save kamap antap long ston.</text:span><text:span text:style-name="definition..after_sense_senses_entry_letData_dicBody"> </text:span><text:span text:style-name="example..before_examples_sense_senses_entry_letData_dicBody"/><text:span text:style-name="example_examples_sense_senses_entry_letData_dicBody">Dadah-nevu kip raḳ peḳë yu.</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 text:display="none" text:formula="ooow: dadah-reek" office:value-type="string" office:string-value=" dadah-reek"/></text:span><text:span text:style-name="headword_.bzh"><text:variable-set text:name="Right_Guideword" text:display="none" text:formula="ooow: dadah-reek" office:value-type="string" office:string-value=" dadah-reek"/></text:span><text:span/><text:span text:style-name="headword..after_entry_letData_dicBody"> </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 </text:span><text:span text:style-name="xitem_.tpi_definition_.en_sense_senses_entry_letData_dicBody">ston nating.</text:span><text:span text:style-name="definition..after_sense_senses_entry_letData_dicBody"> </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 </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 text:display="none" text:formula="ooow: dadëk" office:value-type="string" office:string-value=" dadëk"/></text:span><text:span text:style-name="headword_.bzh"><text:variable-set text:name="Right_Guideword" text:display="none" text:formula="ooow: dadëk" office:value-type="string" office:string-value=" dadëk"/></text:span><text:span/><text:span text:style-name="headword..after_entry_letData_dicBody"> </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 </text:span><text:span text:style-name="xitem_.tpi_definition_.en_sense_senses_entry_letData_dicBody">wanpela kain sik, lewa pen.</text:span><text:span text:style-name="definition..after_sense_senses_entry_letData_dicBody"> </text:span><text:span text:style-name="example..before_examples_sense_senses_entry_letData_dicBody"/><text:span text:style-name="example_examples_sense_senses_entry_letData_dicBody">Dadëk negga newa.</text:span><text:span text:style-name="example..after_examples_sense_senses_entry_letData_dicBody"> </text:span><text:span text:style-name="translation_translations_examples_sense_senses_entry_letData_dicBody">He has chest pains.</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 text:display="none" text:formula="ooow: dadii" office:value-type="string" office:string-value=" dadii"/></text:span><text:span text:style-name="headword_.bzh"><text:variable-set text:name="Right_Guideword" text:display="none" text:formula="ooow: dadii" office:value-type="string" office:string-value=" dadii"/></text:span><text:span/><text:span text:style-name="headword..after_entry_letData_dicBody"> </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pull.</text:span><text:span text:style-name="xitem-xitem_definition..before_definition_.en_sense_senses_entry_letData_dicBody"> </text:span><text:span text:style-name="xitem_.tpi_definition_.en_sense_senses_entry_letData_dicBody">pulim.</text:span><text:span text:style-name="definition..after_sense_senses_entry_letData_dicBody"> </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 </text:span><text:span text:style-name="translation_translations_xitem_examples_sense_senses_entry_letData_dicBody">I will pull you up on to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 </text:span><text:span text:style-name="translation_translations_xitem_examples_sense_senses_entry_letData_dicBody">He grasped his hand and pul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 text:display="none" text:formula="ooow: dadov" office:value-type="string" office:string-value=" dadov"/></text:span><text:span text:style-name="headword_.bzh"><text:variable-set text:name="Right_Guideword" text:display="none" text:formula="ooow: dadov" office:value-type="string" office:string-value=" dadov"/></text:span><text:span/><text:span text:style-name="headword..after_entry_letData_dicBody"> </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 </text:span><text:span text:style-name="xitem_.tpi_definition_.en_sense_senses_entry_letData_dicBody">kain gras pikinini bilong em i wait, yelo, na blakpela.</text:span><text:span text:style-name="definition..after_sense_senses_entry_letData_dicBody"> </text:span><text:span text:style-name="example..before_examples_sense_senses_entry_letData_dicBody"/><text:span text:style-name="example_examples_sense_senses_entry_letData_dicBody">Jur dadov anon in naduu mebanuh.</text:span><text:span text:style-name="example..after_examples_sense_senses_entry_letData_dicBody"> </text:span><text:span text:style-name="translation_translations_examples_sense_senses_entry_letData_dicBody">She will collect Job's tears to make into a necklace and wear round her neck.</text:span><text:span text:style-name="translation..after_translations_examples_sense_senses_entry_letData_dicBody"> </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 </text:span></text:p>
        <text:p text:style-name="entry_letData_dicBody"><text:span text:style-name="headword_entry_letData_dicBody">daduġ</text:span><text:span text:style-name="headword_.bzh"><text:variable-set text:name="Left_Guideword" text:display="none" text:formula="ooow: daduġ" office:value-type="string" office:string-value=" daduġ"/></text:span><text:span text:style-name="headword_.bzh"><text:variable-set text:name="Right_Guideword" text:display="none" text:formula="ooow: daduġ" office:value-type="string" office:string-value=" daduġ"/></text:span><text:span/><text:span text:style-name="headword..after_entry_letData_dicBody"> </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 </text:span><text:span text:style-name="xitem_.tpi_definition_.en_sense_senses_entry_letData_dicBody">wanpela kain liklik diwai lip bilong en i bilong bilas.</text:span><text:span text:style-name="definition..after_sense_senses_entry_letData_dicBody"> </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 </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 text:display="none" text:formula="ooow: dagul-ggoo" office:value-type="string" office:string-value=" dagul-ggoo"/></text:span><text:span text:style-name="headword_.bzh"><text:variable-set text:name="Right_Guideword" text:display="none" text:formula="ooow: dagul-ggoo" office:value-type="string" office:string-value=" dagul-ggoo"/></text:span><text:span/><text:span text:style-name="headword..after_entry_letData_dicBody"> </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 </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 text:display="none" text:formula="ooow: daġaheng" office:value-type="string" office:string-value=" daġaheng"/></text:span><text:span text:style-name="headword_.bzh"><text:variable-set text:name="Right_Guideword" text:display="none" text:formula="ooow: daġaheng" office:value-type="string" office:string-value=" daġaheng"/></text:span><text:span/><text:span text:style-name="headword..after_entry_letData_dicBody"> </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 </text:span><text:span text:style-name="xitem_.tpi_definition_.en_sense_senses_entry_letData_dicBody">wanpela kain rop.</text:span><text:span text:style-name="definition..after_sense_senses_entry_letData_dicBody"> </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 </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 text:display="none" text:formula="ooow: daġed" office:value-type="string" office:string-value=" daġed"/></text:span><text:span text:style-name="headword_.bzh"><text:variable-set text:name="Right_Guideword" text:display="none" text:formula="ooow: daġed" office:value-type="string" office:string-value=" daġed"/></text:span><text:span/><text:span text:style-name="headword..after_entry_letData_dicBody"> </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 text:display="none" text:formula="ooow: daġi" office:value-type="string" office:string-value=" daġi"/></text:span><text:span text:style-name="headword_.bzh"><text:variable-set text:name="Right_Guideword" text:display="none" text:formula="ooow: daġi" office:value-type="string" office:string-value=" daġi"/></text:span><text:span/><text:span text:style-name="headword..after_entry_letData_dicBody"> </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 </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ġijébeng</text:span><text:span text:style-name="headword_.bzh"><text:variable-set text:name="Left_Guideword" text:display="none" text:formula="ooow: daġijébeng" office:value-type="string" office:string-value=" daġijébeng"/></text:span><text:span text:style-name="headword_.bzh"><text:variable-set text:name="Right_Guideword" text:display="none" text:formula="ooow: daġijébeng" office:value-type="string" office:string-value=" daġijébeng"/></text:span><text:span/><text:span text:style-name="headword..after_entry_letData_dicBody"> </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 </text:span><text:span text:style-name="xitem_.tpi_definition_.en_sense_senses_entry_letData_dicBody">wanpela kain susa.</text:span><text:span text:style-name="definition..after_sense_senses_entry_letData_dicBody"> </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 </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 text:display="none" text:formula="ooow: daġo" office:value-type="string" office:string-value=" daġo"/></text:span><text:span text:style-name="headword_.bzh"><text:variable-set text:name="Right_Guideword" text:display="none" text:formula="ooow: daġo" office:value-type="string" office:string-value=" daġo"/></text:span><text:span/><text:span text:style-name="headword..after_entry_letData_dicBody"> </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 </text:span></text:p>
        <text:p text:style-name="entry_letData_dicBody"><text:span text:style-name="headword_entry_letData_dicBody">daġoo</text:span><text:span text:style-name="headword_.bzh"><text:variable-set text:name="Left_Guideword" text:display="none" text:formula="ooow: daġoo" office:value-type="string" office:string-value=" daġoo"/></text:span><text:span text:style-name="headword_.bzh"><text:variable-set text:name="Right_Guideword" text:display="none" text:formula="ooow: daġoo" office:value-type="string" office:string-value=" daġoo"/></text:span><text:span/><text:span text:style-name="headword..after_entry_letData_dicBody"> </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 </text:span><text:span text:style-name="xitem_.tpi_definition_.en_sense_senses_entry_letData_dicBody">putim long wara.</text:span><text:span text:style-name="definition..after_sense_senses_entry_letData_dicBody"> </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 </text:span><text:span text:style-name="translation_translations_xitem_examples_sense_senses_entry_letData_dicBody">She dipped the string in the red d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 </text:span><text:span text:style-name="translation_translations_xitem_examples_sense_senses_entry_letData_dicBody">He dipped it in the moisture (from the leav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 </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 text:display="none" text:formula="ooow: Daġoraa" office:value-type="string" office:string-value=" Daġoraa"/></text:span><text:span text:style-name="headword_.bzh"><text:variable-set text:name="Right_Guideword" text:display="none" text:formula="ooow: Daġoraa" office:value-type="string" office:string-value=" Daġoraa"/></text:span><text:span/><text:span text:style-name="headword..after_entry_letData_dicBody"> </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 </text:span><text:span text:style-name="xitem_.tpi_definition_.en_sense_senses_entry_letData_dicBody">wanpela ples klostu long Mumeng.</text:span><text:span text:style-name="definition..after_sense_senses_entry_letData_dicBody"> </text:span><text:span text:style-name="example..before_examples_sense_senses_entry_letData_dicBody"/><text:span text:style-name="example_examples_sense_senses_entry_letData_dicBody">Pariiḳ atov ya maluh Dagoraa.</text:span><text:span text:style-name="example..after_examples_sense_senses_entry_letData_dicBody"> </text:span><text:span text:style-name="translation_translations_examples_sense_senses_entry_letData_dicBody">Pariik married a man from Dagoraa.</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 </text:span><text:span text:style-name="xitem_.tpi_definition_.en_sense_senses_entry_letData_dicBody">wanpela kain pitpit.</text:span><text:span text:style-name="definition..after_sense_senses_entry_letData_dicBody"> </text:span><text:span text:style-name="example..before_examples_sense_senses_entry_letData_dicBody"/><text:span text:style-name="example_examples_sense_senses_entry_letData_dicBody">Sëḳ besi abuhek daġoraa.</text:span><text:span text:style-name="example..after_examples_sense_senses_entry_letData_dicBody"> </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 text:display="none" text:formula="ooow: daġoreḳ" office:value-type="string" office:string-value=" daġoreḳ"/></text:span><text:span text:style-name="headword_.bzh"><text:variable-set text:name="Right_Guideword" text:display="none" text:formula="ooow: daġoreḳ" office:value-type="string" office:string-value=" daġoreḳ"/></text:span><text:span/><text:span text:style-name="headword..after_entry_letData_dicBody"> </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 </text:span><text:span text:style-name="xitem_.tpi_definition_.en_sense_senses_entry_letData_dicBody">waitpela ston.</text:span><text:span text:style-name="definition..after_sense_senses_entry_letData_dicBody"> </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 </text:span><text:span text:style-name="translation_translations_xitem_examples_sense_senses_entry_letData_dicBody">Limestone is white and is found near the ri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 </text:span><text:span text:style-name="translation_translations_xitem_examples_sense_senses_entry_letData_dicBody">He pounded the limestone with the head of his axe and crushed it.</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hornbill.</text:span><text:span text:style-name="xitem-xitem_definition..before_definition_.en_sense_senses_entry_letData_dicBody"> </text:span><text:span text:style-name="xitem_.tpi_definition_.en_sense_senses_entry_letData_dicBody">kokomo.</text:span><text:span text:style-name="definition..after_sense_senses_entry_letData_dicBody"> </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 </text:span><text:span text:style-name="translation_translations_examples_sense_senses_entry_letData_dicBody">Something was calling out like a hornbill do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 text:display="none" text:formula="ooow: daġölahë" office:value-type="string" office:string-value=" daġölahë"/></text:span><text:span text:style-name="headword_.bzh"><text:variable-set text:name="Right_Guideword" text:display="none" text:formula="ooow: daġölahë" office:value-type="string" office:string-value=" daġölahë"/></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 </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 </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 text:display="none" text:formula="ooow: daġölahë" office:value-type="string" office:string-value=" daġölahë"/></text:span><text:span text:style-name="headword_.bzh"><text:variable-set text:name="Right_Guideword" text:display="none" text:formula="ooow: daġölahë" office:value-type="string" office:string-value=" daġölahë"/></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 </text:span><text:span text:style-name="xitem_.tpi_definition_.en_sense_senses_entry_letData_dicBody">wanpela kain diwai pikus.</text:span><text:span text:style-name="definition..after_sense_senses_entry_letData_dicBody"> </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 </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 text:display="none" text:formula="ooow: daggen" office:value-type="string" office:string-value=" daggen"/></text:span><text:span text:style-name="headword_.bzh"><text:variable-set text:name="Right_Guideword" text:display="none" text:formula="ooow: daggen" office:value-type="string" office:string-value=" daggen"/></text:span><text:span/><text:span text:style-name="headword..after_entry_letData_dicBody"> </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 </text:span><text:span text:style-name="xitem_.tpi_definition_.en_sense_senses_entry_letData_dicBody">tang.</text:span><text:span text:style-name="definition..after_sense_senses_entry_letData_dicBody"> </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 </text:span><text:span text:style-name="translation_translations_xitem_examples_sense_senses_entry_letData_dicBody">He tasted the salt with his tongue because it was swee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 </text:span><text:span text:style-name="translation_translations_xitem_examples_sense_senses_entry_letData_dicBody">She stuck her tongue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 </text:span><text:span text:style-name="xitem_.tpi_definition_.en_sense_senses_entry_letData_dicBody">lait bilong paia.</text:span><text:span text:style-name="definition..after_sense_senses_entry_letData_dicBody"> </text:span><text:span text:style-name="example..before_examples_sense_senses_entry_letData_dicBody"/><text:span text:style-name="example_examples_sense_senses_entry_letData_dicBody">Nengwah tum daggen.</text:span><text:span text:style-name="example..after_examples_sense_senses_entry_letData_dicBody"> </text:span><text:span text:style-name="translation_translations_examples_sense_senses_entry_letData_dicBody">The fire burned brightly/ flamed up.</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 text:display="none" text:formula="ooow: dagwem" office:value-type="string" office:string-value=" dagwem"/></text:span><text:span text:style-name="headword_.bzh"><text:variable-set text:name="Right_Guideword" text:display="none" text:formula="ooow: dagwem" office:value-type="string" office:string-value=" dagwem"/></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Go ti arë nebë dagwem, go soġek.</text:span><text:span text:style-name="example..after_examples_sense_senses_entry_letData_dicBody"> </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 text:display="none" text:formula="ooow: dagwem" office:value-type="string" office:string-value=" dagwem"/></text:span><text:span text:style-name="headword_.bzh"><text:variable-set text:name="Right_Guideword" text:display="none" text:formula="ooow: dagwem" office:value-type="string" office:string-value=" dagwem"/></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 </text:span><text:span text:style-name="xitem_.tpi_definition_.en_sense_senses_entry_letData_dicBody">wanpela kain mosong diwai.</text:span><text:span text:style-name="definition..after_sense_senses_entry_letData_dicBody"> </text:span><text:span text:style-name="example..before_examples_sense_senses_entry_letData_dicBody"/><text:span text:style-name="example_examples_sense_senses_entry_letData_dicBody">Nesap dagwem in jegwi soḳ.</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 text:display="none" text:formula="ooow: dah" office:value-type="string" office:string-value=" dah"/></text:span><text:span text:style-name="headword_.bzh"><text:variable-set text:name="Right_Guideword" text:display="none" text:formula="ooow: dah" office:value-type="string" office:string-value=" dah"/></text:span><text:span/><text:span text:style-name="headword..after_entry_letData_dicBody"> </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item_.en_definition_.en_sense_senses_entry_letData_dicBody">eat raw.</text:span><text:span text:style-name="xitem-xitem_definition..before_definition_.en_sense_senses_entry_letData_dicBody"> </text:span><text:span text:style-name="xitem_.tpi_definition_.en_sense_senses_entry_letData_dicBody">kaikaim kaikai i no tan o i no kuk.</text:span><text:span text:style-name="definition..after_sense_senses_entry_letData_dicBody"> </text:span><text:span text:style-name="example..before_examples_sense_senses_entry_letData_dicBody"/><text:span text:style-name="example_examples_sense_senses_entry_letData_dicBody">Busip nedah mun yoh vu buk.</text:span><text:span text:style-name="example..after_examples_sense_senses_entry_letData_dicBody"> </text:span><text:span text:style-name="translation_translations_examples_sense_senses_entry_letData_dicBody">Cats eat rats raw all the ti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 text:display="none" text:formula="ooow: dahaam" office:value-type="string" office:string-value=" dahaam"/></text:span><text:span text:style-name="headword_.bzh"><text:variable-set text:name="Right_Guideword" text:display="none" text:formula="ooow: dahaam" office:value-type="string" office:string-value=" dahaam"/></text:span><text:span/><text:span text:style-name="headword..after_entry_letData_dicBody"> </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 </text:span><text:span text:style-name="xitem_.tpi_definition_.en_sense_senses_entry_letData_dicBody">wanpela kain diwai-ol i yusim skin bilong en long wokim bilum.</text:span><text:span text:style-name="definition..after_sense_senses_entry_letData_dicBody"> </text:span><text:span text:style-name="example..before_examples_sense_senses_entry_letData_dicBody"/><text:span text:style-name="example_examples_sense_senses_entry_letData_dicBody">Ġenanil dahaam in vahek yi.</text:span><text:span text:style-name="example..after_examples_sense_senses_entry_letData_dicBody"> </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 text:display="none" text:formula="ooow: dahah" office:value-type="string" office:string-value=" dahah"/></text:span><text:span text:style-name="headword_.bzh"><text:variable-set text:name="Right_Guideword" text:display="none" text:formula="ooow: dahah" office:value-type="string" office:string-value=" dahah"/></text:span><text:span/><text:span text:style-name="headword..after_entry_letData_dicBody"> </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 </text:span><text:span text:style-name="xitem_.tpi_definition_.en_sense_senses_entry_letData_dicBody">aibika.</text:span><text:span text:style-name="definition..after_sense_senses_entry_letData_dicBody"> </text:span><text:span text:style-name="example..before_examples_sense_senses_entry_letData_dicBody"/><text:span text:style-name="example_examples_sense_senses_entry_letData_dicBody">Dahah sagaḳ jojeng nivesa rot.</text:span><text:span text:style-name="example..after_examples_sense_senses_entry_letData_dicBody"> </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 text:display="none" text:formula="ooow: dahah-belon" office:value-type="string" office:string-value=" dahah-belon"/></text:span><text:span text:style-name="headword_.bzh"><text:variable-set text:name="Right_Guideword" text:display="none" text:formula="ooow: dahah-belon" office:value-type="string" office:string-value=" dahah-belon"/></text:span><text:span/><text:span text:style-name="headword..after_entry_letData_dicBody"> </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aibika.</text:span><text:span text:style-name="definition..after_sense_senses_entry_letData_dicBody"> </text:span><text:span text:style-name="example..before_examples_sense_senses_entry_letData_dicBody"/><text:span text:style-name="example_examples_sense_senses_entry_letData_dicBody">Dahah belon yiḳ jojeng ti.</text:span><text:span text:style-name="example..after_examples_sense_senses_entry_letData_dicBody"> </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 text:display="none" text:formula="ooow: Dahahu" office:value-type="string" office:string-value=" Dahahu"/></text:span><text:span text:style-name="headword_.bzh"><text:variable-set text:name="Right_Guideword" text:display="none" text:formula="ooow: Dahahu" office:value-type="string" office:string-value=" Dahahu"/></text:span><text:span/><text:span text:style-name="headword..after_entry_letData_dicBody"> </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 </text:span><text:span text:style-name="xitem_.tpi_definition_.en_sense_senses_entry_letData_dicBody">wanpela lain bilong Mapos 2.</text:span><text:span text:style-name="definition..after_sense_senses_entry_letData_dicBody"> </text:span><text:span text:style-name="example..before_examples_sense_senses_entry_letData_dicBody"/><text:span text:style-name="example_examples_sense_senses_entry_letData_dicBody">Mapos 2 degwaj ti yam vu Dahahu.</text:span><text:span text:style-name="example..after_examples_sense_senses_entry_letData_dicBody"> </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 text:display="none" text:formula="ooow: dahid" office:value-type="string" office:string-value=" dahid"/></text:span><text:span text:style-name="headword_.bzh"><text:variable-set text:name="Right_Guideword" text:display="none" text:formula="ooow: dahid" office:value-type="string" office:string-value=" dahid"/></text:span><text:span/><text:span text:style-name="headword..after_entry_letData_dicBody"> </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ëvun go dahid.</text:span><text:span text:style-name="example..after_examples_sense_senses_entry_letData_dicBody"> </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 text:display="none" text:formula="ooow: dahis" office:value-type="string" office:string-value=" dahis"/></text:span><text:span text:style-name="headword_.bzh"><text:variable-set text:name="Right_Guideword" text:display="none" text:formula="ooow: dahis" office:value-type="string" office:string-value=" dahis"/></text:span><text:span/><text:span text:style-name="headword..after_entry_letData_dicBody"> </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 </text:span><text:span text:style-name="xitem_.tpi_definition_.en_sense_senses_entry_letData_dicBody">pas, i no gat hul.</text:span><text:span text:style-name="definition..after_sense_senses_entry_letData_dicBody"> </text:span><text:span text:style-name="example..before_examples_sense_senses_entry_letData_dicBody"/><text:span text:style-name="example_examples_sense_senses_entry_letData_dicBody">Vonġ metu dahis ggökin.</text:span><text:span text:style-name="example..after_examples_sense_senses_entry_letData_dicBody"> </text:span><text:span text:style-name="translation_translations_examples_sense_senses_entry_letData_dicBody">She closed it off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 </text:span><text:span text:style-name="complexformform_complexformrefs_entry_letData_dicBody">dahis ti</text:span><text:span text:style-name="complexformform..after_complexformrefs_entry_letData_dicBody"> </text:span><text:span text:style-name="complexformrefs..after_entry_letData_dicBody"/></text:p>
        <text:p text:style-name="entry_letData_dicBody"><text:span text:style-name="headword_entry_letData_dicBody">dahis ti</text:span><text:span text:style-name="headword_.bzh"><text:variable-set text:name="Left_Guideword" text:display="none" text:formula="ooow: dahis ti" office:value-type="string" office:string-value=" dahis ti"/></text:span><text:span text:style-name="headword_.bzh"><text:variable-set text:name="Right_Guideword" text:display="none" text:formula="ooow: dahis ti" office:value-type="string" office:string-value=" dahis ti"/></text:span><text:span/><text:span text:style-name="headword..after_entry_letData_dicBody"> </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 </text:span><text:span text:style-name="xitem_.tpi_definition_.en_sense_senses_entry_letData_dicBody">tupela ten.</text:span><text:span text:style-name="definition..after_sense_senses_entry_letData_dicBody"> </text:span><text:span text:style-name="example..before_examples_sense_senses_entry_letData_dicBody"/><text:span text:style-name="example_examples_sense_senses_entry_letData_dicBody">dahis luu.</text:span><text:span text:style-name="example..after_examples_sense_senses_entry_letData_dicBody"> </text:span><text:span text:style-name="translation_translations_examples_sense_senses_entry_letData_dicBody">fort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 </text:span><text:span text:style-name="xitem_.tpi_definition_.en_sense_senses_entry_letData_dicBody">tu kina.</text:span><text:span text:style-name="definition..after_sense_senses_entry_letData_dicBody"> </text:span><text:span text:style-name="example..before_examples_sense_senses_entry_letData_dicBody"/><text:span text:style-name="example_examples_sense_senses_entry_letData_dicBody">Monë dahis luu.</text:span><text:span text:style-name="example..after_examples_sense_senses_entry_letData_dicBody"> </text:span><text:span text:style-name="translation_translations_examples_sense_senses_entry_letData_dicBody">K4.</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 text:display="none" text:formula="ooow: dahisoong" office:value-type="string" office:string-value=" dahisoong"/></text:span><text:span text:style-name="headword_.bzh"><text:variable-set text:name="Right_Guideword" text:display="none" text:formula="ooow: dahisoong" office:value-type="string" office:string-value=" dahisoong"/></text:span><text:span/><text:span text:style-name="headword..after_entry_letData_dicBody"> </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 </text:span><text:span text:style-name="xitem_.tpi_definition_.en_sense_senses_entry_letData_dicBody">namba et pikinini man.</text:span><text:span text:style-name="definition..after_sense_senses_entry_letData_dicBody"> </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 </text:span><text:span text:style-name="translation_translations_examples_sense_senses_entry_letData_dicBody">There aren't many women who bear eight sons.</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 text:display="none" text:formula="ooow: dahoov" office:value-type="string" office:string-value=" dahoov"/></text:span><text:span text:style-name="headword_.bzh"><text:variable-set text:name="Right_Guideword" text:display="none" text:formula="ooow: dahoov" office:value-type="string" office:string-value=" dahoov"/></text:span><text:span/><text:span text:style-name="headword..after_entry_letData_dicBody"> </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 </text:span><text:span text:style-name="xitem_.tpi_definition_.en_sense_senses_entry_letData_dicBody">mami.</text:span><text:span text:style-name="definition..after_sense_senses_entry_letData_dicBody"> </text:span><text:span text:style-name="example..before_examples_sense_senses_entry_letData_dicBody"/><text:span text:style-name="example_examples_sense_senses_entry_letData_dicBody">Sevun dahoov loḳ damun.</text:span><text:span text:style-name="example..after_examples_sense_senses_entry_letData_dicBody"> </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 text:display="none" text:formula="ooow: dahuk" office:value-type="string" office:string-value=" dahuk"/></text:span><text:span text:style-name="headword_.bzh"><text:variable-set text:name="Right_Guideword" text:display="none" text:formula="ooow: dahuk" office:value-type="string" office:string-value=" dahuk"/></text:span><text:span/><text:span text:style-name="headword..after_entry_letData_dicBody"> </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 </text:span><text:span text:style-name="xitem_.tpi_definition_.en_sense_senses_entry_letData_dicBody">wanpela kain taro.</text:span><text:span text:style-name="definition..after_sense_senses_entry_letData_dicBody"> </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 </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 text:display="none" text:formula="ooow: dahun" office:value-type="string" office:string-value=" dahun"/></text:span><text:span text:style-name="headword_.bzh"><text:variable-set text:name="Right_Guideword" text:display="none" text:formula="ooow: dahun" office:value-type="string" office:string-value=" dahun"/></text:span><text:span/><text:span text:style-name="headword..after_entry_letData_dicBody"> </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 </text:span><text:span text:style-name="xitem_.tpi_definition_.en_sense_senses_entry_letData_dicBody">karamapim long graun.</text:span><text:span text:style-name="definition..after_sense_senses_entry_letData_dicBody"> </text:span><text:span text:style-name="example..before_examples_sense_senses_entry_letData_dicBody"/><text:span text:style-name="example_examples_sense_senses_entry_letData_dicBody">Sa nedahun yah in go.</text:span><text:span text:style-name="example..after_examples_sense_senses_entry_letData_dicBody"> </text:span><text:span text:style-name="translation_translations_examples_sense_senses_entry_letData_dicBody">I covered the yam over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 </text:span><text:span text:style-name="xitem_.tpi_definition_.en_sense_senses_entry_letData_dicBody">haitim.</text:span><text:span text:style-name="definition..after_sense_senses_entry_letData_dicBody"> </text:span><text:span text:style-name="example..before_examples_sense_senses_entry_letData_dicBody"/><text:span text:style-name="example_examples_sense_senses_entry_letData_dicBody">Delah ġaġek vun.</text:span><text:span text:style-name="example..after_examples_sense_senses_entry_letData_dicBody"> </text:span><text:span text:style-name="translation_translations_examples_sense_senses_entry_letData_dicBody">They kept the matter secre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 </text:span><text:span text:style-name="xitem_.tpi_definition_.en_sense_senses_entry_letData_dicBody">daunim.</text:span><text:span text:style-name="definition..after_sense_senses_entry_letData_dicBody"> </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 </text:span><text:span text:style-name="translation_translations_examples_sense_senses_entry_letData_dicBody">We should forgive people's sin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 text:display="none" text:formula="ooow: dali" office:value-type="string" office:string-value=" dali"/></text:span><text:span text:style-name="headword_.bzh"><text:variable-set text:name="Right_Guideword" text:display="none" text:formula="ooow: dali" office:value-type="string" office:string-value=" dali"/></text:span><text:span/><text:span text:style-name="headword..after_entry_letData_dicBody"> </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rbidden.</text:span><text:span text:style-name="xitem-xitem_definition..before_definition_.en_sense_senses_entry_letData_dicBody"> </text:span><text:span text:style-name="xitem_.tpi_definition_.en_sense_senses_entry_letData_dicBody">tambuim.</text:span><text:span text:style-name="definition..after_sense_senses_entry_letData_dicBody"> </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 </text:span><text:span text:style-name="translation_translations_examples_sense_senses_entry_letData_dicBody">A vow prevents him so he won't come to see u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libeng</text:span><text:span text:style-name="headword_.bzh"><text:variable-set text:name="Left_Guideword" text:display="none" text:formula="ooow: dalibeng" office:value-type="string" office:string-value=" dalibeng"/></text:span><text:span text:style-name="headword_.bzh"><text:variable-set text:name="Right_Guideword" text:display="none" text:formula="ooow: dalibeng" office:value-type="string" office:string-value=" dalibeng"/></text:span><text:span/><text:span text:style-name="headword..after_entry_letData_dicBody"> </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 </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 text:display="none" text:formula="ooow: dalödin" office:value-type="string" office:string-value=" dalödin"/></text:span><text:span text:style-name="headword_.bzh"><text:variable-set text:name="Right_Guideword" text:display="none" text:formula="ooow: dalödin" office:value-type="string" office:string-value=" dalödin"/></text:span><text:span/><text:span text:style-name="headword..after_entry_letData_dicBody"> </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 </text:span><text:span text:style-name="xitem_.tpi_definition_.en_sense_senses_entry_letData_dicBody">i longpela na i no strong.</text:span><text:span text:style-name="definition..after_sense_senses_entry_letData_dicBody"> </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 </text:span><text:span text:style-name="translation_translations_examples_sense_senses_entry_letData_dicBody">He carried a stick of sugarcane, but it was long and swayed about (as he walke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 text:display="none" text:formula="ooow: damun" office:value-type="string" office:string-value=" damun"/></text:span><text:span text:style-name="headword_.bzh"><text:variable-set text:name="Right_Guideword" text:display="none" text:formula="ooow: damun" office:value-type="string" office:string-value=" damun"/></text:span><text:span/><text:span text:style-name="headword..after_entry_letData_dicBody"> </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 </text:span><text:span text:style-name="xitem_.tpi_definition_.en_sense_senses_entry_letData_dicBody">wanpela kain anis.</text:span><text:span text:style-name="definition..after_sense_senses_entry_letData_dicBody"> </text:span><text:span text:style-name="example..before_examples_sense_senses_entry_letData_dicBody"/><text:span text:style-name="example_examples_sense_senses_entry_letData_dicBody">Damun ruḳ loḳ heek babu.</text:span><text:span text:style-name="example..after_examples_sense_senses_entry_letData_dicBody"> </text:span><text:span text:style-name="translation_translations_examples_sense_senses_entry_letData_dicBody">The ants built their mound up at the front of the fenc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 </text:span><text:span text:style-name="xitem_.tpi_definition_.en_sense_senses_entry_letData_dicBody">haus maunten bilong anis.</text:span><text:span text:style-name="definition..after_sense_senses_entry_letData_dicBody"> </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 </text:span><text:span text:style-name="translation_translations_xitem_examples_sense_senses_entry_letData_dicBody">The python laid its eggs in the anthill..</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 </text:span><text:span text:style-name="translation_translations_xitem_examples_sense_senses_entry_letData_dicBody">She dug into the ant's nest and planted the tapioca in i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 text:display="none" text:formula="ooow: danaad" office:value-type="string" office:string-value=" danaad"/></text:span><text:span text:style-name="headword_.bzh"><text:variable-set text:name="Right_Guideword" text:display="none" text:formula="ooow: danaad" office:value-type="string" office:string-value=" danaad"/></text:span><text:span/><text:span text:style-name="headword..after_entry_letData_dicBody"> </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xe.</text:span><text:span text:style-name="xitem-xitem_definition..before_definition_.en_sense_senses_entry_letData_dicBody"> </text:span><text:span text:style-name="xitem_.tpi_definition_.en_sense_senses_entry_letData_dicBody">akis.</text:span><text:span text:style-name="definition..after_sense_senses_entry_letData_dicBody"> </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 </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 </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asp.</text:span><text:span text:style-name="xitem-xitem_definition..before_definition_.en_sense_senses_entry_letData_dicBody"> </text:span><text:span text:style-name="xitem_.tpi_definition_.en_sense_senses_entry_letData_dicBody">ninik.</text:span><text:span text:style-name="definition..after_sense_senses_entry_letData_dicBody"> </text:span><text:span text:style-name="example..before_examples_sense_senses_entry_letData_dicBody"/><text:span text:style-name="example_examples_sense_senses_entry_letData_dicBody">Ketul ġelönġ raḳ danidek.</text:span><text:span text:style-name="example..after_examples_sense_senses_entry_letData_dicBody"> </text:span><text:span text:style-name="translation_translations_examples_sense_senses_entry_letData_dicBody">He crushed the stone onto the wasp.</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 text:display="none" text:formula="ooow: danġaat" office:value-type="string" office:string-value=" danġaat"/></text:span><text:span text:style-name="headword_.bzh"><text:variable-set text:name="Right_Guideword" text:display="none" text:formula="ooow: danġaat" office:value-type="string" office:string-value=" danġaat"/></text:span><text:span/><text:span text:style-name="headword..after_entry_letData_dicBody"> </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 </text:span><text:span text:style-name="xitem_.tpi_definition_.en_sense_senses_entry_letData_dicBody">wanpela kain wail banana bilong ples kunai.</text:span><text:span text:style-name="definition..after_sense_senses_entry_letData_dicBody"> </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 text:display="none" text:formula="ooow: danġadanġ" office:value-type="string" office:string-value=" danġadanġ"/></text:span><text:span text:style-name="headword_.bzh"><text:variable-set text:name="Right_Guideword" text:display="none" text:formula="ooow: danġadanġ" office:value-type="string" office:string-value=" danġadanġ"/></text:span><text:span/><text:span text:style-name="headword..after_entry_letData_dicBody"> </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 </text:span><text:span text:style-name="xitem_.tpi_definition_.en_sense_senses_entry_letData_dicBody">girigiri.</text:span><text:span text:style-name="definition..after_sense_senses_entry_letData_dicBody"> </text:span><text:span text:style-name="example..before_examples_sense_senses_entry_letData_dicBody"/><text:span text:style-name="example_examples_sense_senses_entry_letData_dicBody">Nevanuh danġadanġ loḳ newa.</text:span><text:span text:style-name="example..after_examples_sense_senses_entry_letData_dicBody"> </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 text:display="none" text:formula="ooow: danġed" office:value-type="string" office:string-value=" danġed"/></text:span><text:span text:style-name="headword_.bzh"><text:variable-set text:name="Right_Guideword" text:display="none" text:formula="ooow: danġed" office:value-type="string" office:string-value=" danġed"/></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nġed og go niwëëk rot.</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 text:display="none" text:formula="ooow: danġed" office:value-type="string" office:string-value=" danġed"/></text:span><text:span text:style-name="headword_.bzh"><text:variable-set text:name="Right_Guideword" text:display="none" text:formula="ooow: danġed" office:value-type="string" office:string-value=" danġed"/></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 </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 text:display="none" text:formula="ooow: danġödenġ" office:value-type="string" office:string-value=" danġödenġ"/></text:span><text:span text:style-name="headword_.bzh"><text:variable-set text:name="Right_Guideword" text:display="none" text:formula="ooow: danġödenġ" office:value-type="string" office:string-value=" danġödenġ"/></text:span><text:span/><text:span text:style-name="headword..after_entry_letData_dicBody"> </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 </text:span><text:span text:style-name="xitem_.tpi_definition_.en_sense_senses_entry_letData_dicBody">krai bilong manmeri i karim pen.</text:span><text:span text:style-name="definition..after_sense_senses_entry_letData_dicBody"> </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 </text:span><text:span text:style-name="translation_translations_xitem_examples_sense_senses_entry_letData_dicBody">He lay moaning because he was sick.</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 </text:span><text:span text:style-name="translation_translations_xitem_examples_sense_senses_entry_letData_dicBody">He grunted like a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 text:display="none" text:formula="ooow: daröd" office:value-type="string" office:string-value=" daröd"/></text:span><text:span text:style-name="headword_.bzh"><text:variable-set text:name="Right_Guideword" text:display="none" text:formula="ooow: daröd" office:value-type="string" office:string-value=" daröd"/></text:span><text:span/><text:span text:style-name="headword..after_entry_letData_dicBody"> </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 </text:span><text:span text:style-name="xitem_.tpi_definition_.en_sense_senses_entry_letData_dicBody">wanpela kain liklik bus gras i gat yelopela pikinini bilong en.</text:span><text:span text:style-name="definition..after_sense_senses_entry_letData_dicBody"> </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 </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 text:display="none" text:formula="ooow: daröö" office:value-type="string" office:string-value=" daröö"/></text:span><text:span text:style-name="headword_.bzh"><text:variable-set text:name="Right_Guideword" text:display="none" text:formula="ooow: daröö" office:value-type="string" office:string-value=" daröö"/></text:span><text:span/><text:span text:style-name="headword..after_entry_letData_dicBody"> </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Ġebuv daröö in yiḳ riing.</text:span><text:span text:style-name="example..after_examples_sense_senses_entry_letData_dicBody"> </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 text:display="none" text:formula="ooow: Datëëk" office:value-type="string" office:string-value=" Datëëk"/></text:span><text:span text:style-name="headword_.bzh"><text:variable-set text:name="Right_Guideword" text:display="none" text:formula="ooow: Datëëk" office:value-type="string" office:string-value=" Datëëk"/></text:span><text:span/><text:span text:style-name="headword..after_entry_letData_dicBody"> </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tëëk neya loḳ begg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 text:display="none" text:formula="ooow: datëv" office:value-type="string" office:string-value=" datëv"/></text:span><text:span text:style-name="headword_.bzh"><text:variable-set text:name="Right_Guideword" text:display="none" text:formula="ooow: datëv" office:value-type="string" office:string-value=" datëv"/></text:span><text:span/><text:span text:style-name="headword..after_entry_letData_dicBody"> </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atëv kweḳ anon veroo.</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 text:display="none" text:formula="ooow: davës" office:value-type="string" office:string-value=" davës"/></text:span><text:span text:style-name="headword_.bzh"><text:variable-set text:name="Right_Guideword" text:display="none" text:formula="ooow: davës" office:value-type="string" office:string-value=" davës"/></text:span><text:span/><text:span text:style-name="headword..after_entry_letData_dicBody"> </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ghtning.</text:span><text:span text:style-name="xitem-xitem_definition..before_definition_.en_sense_senses_entry_letData_dicBody"> </text:span><text:span text:style-name="xitem_.tpi_definition_.en_sense_senses_entry_letData_dicBody">laitning.</text:span><text:span text:style-name="definition..after_sense_senses_entry_letData_dicBody"> </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 </text:span><text:span text:style-name="translation_translations_xitem_examples_sense_senses_entry_letData_dicBody">The big clouds caused the lightning to flas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 </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 text:display="none" text:formula="ooow: david" office:value-type="string" office:string-value=" david"/></text:span><text:span text:style-name="headword_.bzh"><text:variable-set text:name="Right_Guideword" text:display="none" text:formula="ooow: david" office:value-type="string" office:string-value=" david"/></text:span><text:span/><text:span text:style-name="headword..after_entry_letData_dicBody"> </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 </text:span><text:span text:style-name="xitem_.tpi_definition_.en_sense_senses_entry_letData_dicBody">mambu bilong pulim pis na hangimapim umben bilong kisim pisin.</text:span><text:span text:style-name="definition..after_sense_senses_entry_letData_dicBody"> </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 </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 text:display="none" text:formula="ooow: de-" office:value-type="string" office:string-value=" de-"/></text:span><text:span text:style-name="headword_.bzh"><text:variable-set text:name="Right_Guideword" text:display="none" text:formula="ooow: de-" office:value-type="string" office:string-value=" de-"/></text:span><text:span/><text:span text:style-name="headword..after_entry_letData_dicBody"> </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 </text:span><text:span text:style-name="xitem_.en_definition_.en_sense_senses_entry_letData_dicBody">they, third person plural pronoun as prefixed to verbs.</text:span><text:span text:style-name="xitem-xitem_definition..before_definition_.en_sense_senses_entry_letData_dicBody"> </text:span><text:span text:style-name="xitem_.tpi_definition_.en_sense_senses_entry_letData_dicBody">ol.</text:span><text:span text:style-name="definition..after_sense_senses_entry_letData_dicBody"> </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 </text:span><text:span text:style-name="translation_translations_xitem_examples_sense_senses_entry_letData_dicBody">They took all the cargo and went back to their homes.</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bu</text:span><text:span text:style-name="headword_.bzh"><text:variable-set text:name="Left_Guideword" text:display="none" text:formula="ooow: debu" office:value-type="string" office:string-value=" debu"/></text:span><text:span text:style-name="headword_.bzh"><text:variable-set text:name="Right_Guideword" text:display="none" text:formula="ooow: debu" office:value-type="string" office:string-value=" debu"/></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 </text:span><text:span text:style-name="xitem_.tpi_definition_.en_sense_senses_entry_letData_dicBody">brukim kaikai bilong givim long narapela man.</text:span><text:span text:style-name="definition..after_sense_senses_entry_letData_dicBody"> </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 </text:span><text:span text:style-name="translation_translations_xitem_examples_sense_senses_entry_letData_dicBody">I'll break the sweetpotato and give you a b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 </text:span><text:span text:style-name="translation_translations_xitem_examples_sense_senses_entry_letData_dicBody">He sat on the cement and it crumb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 text:display="none" text:formula="ooow: debu" office:value-type="string" office:string-value=" debu"/></text:span><text:span text:style-name="headword_.bzh"><text:variable-set text:name="Right_Guideword" text:display="none" text:formula="ooow: debu" office:value-type="string" office:string-value=" debu"/></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 </text:span><text:span text:style-name="xitem_.tpi_definition_.en_sense_senses_entry_letData_dicBody">kunai bilong wokim haus.</text:span><text:span text:style-name="definition..after_sense_senses_entry_letData_dicBody"> </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 </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 text:display="none" text:formula="ooow: debulin" office:value-type="string" office:string-value=" debulin"/></text:span><text:span text:style-name="headword_.bzh"><text:variable-set text:name="Right_Guideword" text:display="none" text:formula="ooow: debulin" office:value-type="string" office:string-value=" debulin"/></text:span><text:span/><text:span text:style-name="headword..after_entry_letData_dicBody"> </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 </text:span><text:span text:style-name="xitem_.tpi_definition_.en_sense_senses_entry_letData_dicBody">stretim, samapim bilum i bruk.</text:span><text:span text:style-name="definition..after_sense_senses_entry_letData_dicBody"> </text:span><text:span text:style-name="example..before_examples_sense_senses_entry_letData_dicBody"/><text:span text:style-name="example_examples_sense_senses_entry_letData_dicBody">Debulin vahek yah in mun lov.</text:span><text:span text:style-name="example..after_examples_sense_senses_entry_letData_dicBody"> </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dod</text:span><text:span text:style-name="headword_.bzh"><text:variable-set text:name="Left_Guideword" text:display="none" text:formula="ooow: dedod" office:value-type="string" office:string-value=" dedod"/></text:span><text:span text:style-name="headword_.bzh"><text:variable-set text:name="Right_Guideword" text:display="none" text:formula="ooow: dedod" office:value-type="string" office:string-value=" dedod"/></text:span><text:span/><text:span text:style-name="headword..after_entry_letData_dicBody"> </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 </text:span></text:p>
        <text:p text:style-name="entry_letData_dicBody"><text:span text:style-name="headword_entry_letData_dicBody">dedonġ</text:span><text:span text:style-name="headword_.bzh"><text:variable-set text:name="Left_Guideword" text:display="none" text:formula="ooow: dedonġ" office:value-type="string" office:string-value=" dedonġ"/></text:span><text:span text:style-name="headword_.bzh"><text:variable-set text:name="Right_Guideword" text:display="none" text:formula="ooow: dedonġ" office:value-type="string" office:string-value=" dedonġ"/></text:span><text:span/><text:span text:style-name="headword..after_entry_letData_dicBody"> </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evuv dedonġ ya in neggök nos.</text:span><text:span text:style-name="example..after_examples_sense_senses_entry_letData_dicBody"> </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 text:display="none" text:formula="ooow: dedödin" office:value-type="string" office:string-value=" dedödin"/></text:span><text:span text:style-name="headword_.bzh"><text:variable-set text:name="Right_Guideword" text:display="none" text:formula="ooow: dedödin" office:value-type="string" office:string-value=" dedödin"/></text:span><text:span/><text:span text:style-name="headword..after_entry_letData_dicBody"> </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 </text:span><text:span text:style-name="xitem_.tpi_definition_.en_sense_senses_entry_letData_dicBody">binatang wokim planti hul long kaikai.</text:span><text:span text:style-name="definition..after_sense_senses_entry_letData_dicBody"> </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 </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 </text:span><text:span text:style-name="translation_translations_xitem_examples_sense_senses_entry_letData_dicBody">Something has chewed holes in my things and ruined them.</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döggin</text:span><text:span text:style-name="headword_.bzh"><text:variable-set text:name="Left_Guideword" text:display="none" text:formula="ooow: dedöggin" office:value-type="string" office:string-value=" dedöggin"/></text:span><text:span text:style-name="headword_.bzh"><text:variable-set text:name="Right_Guideword" text:display="none" text:formula="ooow: dedöggin" office:value-type="string" office:string-value=" dedöggin"/></text:span><text:span/><text:span text:style-name="headword..after_entry_letData_dicBody"> </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 </text:span><text:span text:style-name="xitem_.tpi_definition_.en_sense_senses_entry_letData_dicBody">wanpela kain rop i kain olsem diwai.</text:span><text:span text:style-name="definition..after_sense_senses_entry_letData_dicBody"> </text:span><text:span text:style-name="example..before_examples_sense_senses_entry_letData_dicBody"/><text:span text:style-name="example_examples_sense_senses_entry_letData_dicBody">Dedöggin kip loḳ aperek degw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 text:display="none" text:formula="ooow: dedul" office:value-type="string" office:string-value=" dedul"/></text:span><text:span text:style-name="headword_.bzh"><text:variable-set text:name="Right_Guideword" text:display="none" text:formula="ooow: dedul" office:value-type="string" office:string-value=" dedul"/></text:span><text:span/><text:span text:style-name="headword..after_entry_letData_dicBody"> </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 </text:span><text:span text:style-name="xitem_.tpi_definition_.en_sense_senses_entry_letData_dicBody">ros wara.</text:span><text:span text:style-name="definition..after_sense_senses_entry_letData_dicBody"> </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 </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 text:display="none" text:formula="ooow: dedum" office:value-type="string" office:string-value=" dedum"/></text:span><text:span text:style-name="headword_.bzh"><text:variable-set text:name="Right_Guideword" text:display="none" text:formula="ooow: dedum" office:value-type="string" office:string-value=" dedum"/></text:span><text:span/><text:span text:style-name="headword..after_entry_letData_dicBody"> </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 </text:span><text:span text:style-name="xitem_.tpi_definition_.en_sense_senses_entry_letData_dicBody">wanpela kain spaida.</text:span><text:span text:style-name="definition..after_sense_senses_entry_letData_dicBody"> </text:span><text:span text:style-name="example..before_examples_sense_senses_entry_letData_dicBody"/><text:span text:style-name="example_examples_sense_senses_entry_letData_dicBody">Sesis dedum raḳ ḳoov yu.</text:span><text:span text:style-name="example..after_examples_sense_senses_entry_letData_dicBody"> </text:span><text:span text:style-name="translation_translations_examples_sense_senses_entry_letData_dicBody">I killed the spider with the head of the axe.</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 text:display="none" text:formula="ooow: dedun" office:value-type="string" office:string-value=" dedun"/></text:span><text:span text:style-name="headword_.bzh"><text:variable-set text:name="Right_Guideword" text:display="none" text:formula="ooow: dedun" office:value-type="string" office:string-value=" dedun"/></text:span><text:span/><text:span text:style-name="headword..after_entry_letData_dicBody"> </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 </text:span><text:span text:style-name="xitem_.tpi_definition_.en_sense_senses_entry_letData_dicBody">nois.</text:span><text:span text:style-name="definition..after_sense_senses_entry_letData_dicBody"> </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 </text:span><text:span text:style-name="translation_translations_xitem_examples_sense_senses_entry_letData_dicBody">The noise was heard throughout the whole plac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 </text:span><text:span text:style-name="translation_translations_xitem_examples_sense_senses_entry_letData_dicBody">You are making a lot of noise, so go outsid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 </text:span><text:span text:style-name="translation_translations_xitem_examples_sense_senses_entry_letData_dicBody">The aeroplane is droning as it come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 text:display="none" text:formula="ooow: dee" office:value-type="string" office:string-value=" dee"/></text:span><text:span text:style-name="headword_.bzh"><text:variable-set text:name="Right_Guideword" text:display="none" text:formula="ooow: dee" office:value-type="string" office:string-value=" dee"/></text:span><text:span/><text:span text:style-name="headword..after_entry_letData_dicBody"> </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 </text:span><text:span text:style-name="xitem_.tpi_definition_.en_sense_senses_entry_letData_dicBody">wel pitpit.</text:span><text:span text:style-name="definition..after_sense_senses_entry_letData_dicBody"> </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 </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 </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 text:display="none" text:formula="ooow: deek" office:value-type="string" office:string-value=" deek"/></text:span><text:span text:style-name="headword_.bzh"><text:variable-set text:name="Right_Guideword" text:display="none" text:formula="ooow: deek" office:value-type="string" office:string-value=" deek"/></text:span><text:span/><text:span text:style-name="headword..after_entry_letData_dicBody"> </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 </text:span></text:p>
        <text:p text:style-name="entry_letData_dicBody"><text:span text:style-name="headword_entry_letData_dicBody">degën</text:span><text:span text:style-name="headword_.bzh"><text:variable-set text:name="Left_Guideword" text:display="none" text:formula="ooow: degën" office:value-type="string" office:string-value=" degën"/></text:span><text:span text:style-name="headword_.bzh"><text:variable-set text:name="Right_Guideword" text:display="none" text:formula="ooow: degën" office:value-type="string" office:string-value=" degën"/></text:span><text:span/><text:span text:style-name="headword..after_entry_letData_dicBody"> </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 </text:span><text:span text:style-name="xitem_.tpi_definition_.en_sense_senses_entry_letData_dicBody">long sait.</text:span><text:span text:style-name="definition..after_sense_senses_entry_letData_dicBody"> </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 </text:span><text:span text:style-name="translation_translations_xitem_examples_sense_senses_entry_letData_dicBody">It was lying on ed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 </text:span><text:span text:style-name="translation_translations_xitem_examples_sense_senses_entry_letData_dicBody">He walked sideways and fell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 </text:span><text:span text:style-name="translation_translations_xitem_examples_sense_senses_entry_letData_dicBody">They laid it down on its edg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 text:display="none" text:formula="ooow: degi" office:value-type="string" office:string-value=" degi"/></text:span><text:span text:style-name="headword_.bzh"><text:variable-set text:name="Right_Guideword" text:display="none" text:formula="ooow: degi" office:value-type="string" office:string-value=" degi"/></text:span><text:span/><text:span text:style-name="headword..after_entry_letData_dicBody"> </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urlin.</text:span><text:span text:style-name="xitem-xitem_definition..before_definition_.en_sense_senses_entry_letData_dicBody"> </text:span><text:span text:style-name="xitem_.tpi_definition_.en_sense_senses_entry_letData_dicBody">bros bilong haus.</text:span><text:span text:style-name="definition..after_sense_senses_entry_letData_dicBody"> </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 </text:span><text:span text:style-name="translation_translations_examples_sense_senses_entry_letData_dicBody">There was no purlin in the frame of the house, so it wasn't strong.</text:span><text:span text:style-name="translation..after_translations_examples_sense_senses_entry_letData_dicBody"> </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 text:display="none" text:formula="ooow: degu" office:value-type="string" office:string-value=" degu"/></text:span><text:span text:style-name="headword_.bzh"><text:variable-set text:name="Right_Guideword" text:display="none" text:formula="ooow: degu" office:value-type="string" office:string-value=" degu"/></text:span><text:span/><text:span text:style-name="headword..after_entry_letData_dicBody"> </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Nevesi degu raḳ nengwah mu.</text:span><text:span text:style-name="example..after_examples_sense_senses_entry_letData_dicBody"> </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 text:display="none" text:formula="ooow: deġinengin" office:value-type="string" office:string-value=" deġinengin"/></text:span><text:span text:style-name="headword_.bzh"><text:variable-set text:name="Right_Guideword" text:display="none" text:formula="ooow: deġinengin" office:value-type="string" office:string-value=" deġinengin"/></text:spa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 </text:span><text:span text:style-name="translatio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 </text:span><text:span text:style-name="translation_translations_examples_sense_senses_entry_letData_dicBody">They won't persecute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 text:display="none" text:formula="ooow: deġo" office:value-type="string" office:string-value=" deġo"/></text:span><text:span text:style-name="headword_.bzh"><text:variable-set text:name="Right_Guideword" text:display="none" text:formula="ooow: deġo" office:value-type="string" office:string-value=" deġo"/></text:span><text:span/><text:span text:style-name="headword..after_entry_letData_dicBody"> </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 </text:span><text:span text:style-name="xitem_.tpi_definition_.en_sense_senses_entry_letData_dicBody">brukim hap hap.</text:span><text:span text:style-name="definition..after_sense_senses_entry_letData_dicBody"> </text:span><text:span text:style-name="example..before_xitem_examples_sense_senses_entry_letData_dicBody"/><text:span text:style-name="example_xitem_examples_sense_senses_entry_letData_dicBody">Deġo nema.</text:span><text:span text:style-name="example..after_xitem_examples_sense_senses_entry_letData_dicBody"> </text:span><text:span text:style-name="translation_translations_xitem_examples_sense_senses_entry_letData_dicBody">It was too big for him to gras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 </text:span><text:span text:style-name="translation_translations_xitem_examples_sense_senses_entry_letData_dicBody">I broke the yam in tw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 </text:span><text:span text:style-name="xitem_.tpi_definition_.en_sense_senses_entry_letData_dicBody">het pen</text:span><text:span text:style-name="definition..after_sense_senses_entry_letData_dicBody"> </text:span><text:span text:style-name="example..before_examples_sense_senses_entry_letData_dicBody"/><text:span text:style-name="example_examples_sense_senses_entry_letData_dicBody">Sa yuġ deġo</text:span><text:span text:style-name="example..after_examples_sense_senses_entry_letData_dicBody"> </text:span><text:span text:style-name="translation_translations_examples_sense_senses_entry_letData_dicBody">My head is splitting (I have a bad headach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 </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Negga deġödahë in nivesa.</text:span><text:span text:style-name="example..after_examples_sense_senses_entry_letData_dicBody"> </text:span><text:span text:style-name="translation_translations_examples_sense_senses_entry_letData_dicBody">He was eating praying mantis because it tasted goo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 text:display="none" text:formula="ooow: deggédek" office:value-type="string" office:string-value=" deggédek"/></text:span><text:span text:style-name="headword_.bzh"><text:variable-set text:name="Right_Guideword" text:display="none" text:formula="ooow: deggédek" office:value-type="string" office:string-value=" deggédek"/></text:span><text:span/><text:span text:style-name="headword..after_entry_letData_dicBody"> </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 </text:span><text:span text:style-name="xitem_.tpi_definition_.en_sense_senses_entry_letData_dicBody">wanpela strongpela diwai.</text:span><text:span text:style-name="definition..after_sense_senses_entry_letData_dicBody"> </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 text:display="none" text:formula="ooow: deggideng" office:value-type="string" office:string-value=" deggideng"/></text:span><text:span text:style-name="headword_.bzh"><text:variable-set text:name="Right_Guideword" text:display="none" text:formula="ooow: deggideng" office:value-type="string" office:string-value=" deggideng"/></text:span><text:span/><text:span text:style-name="headword..after_entry_letData_dicBody"> </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 </text:span><text:span text:style-name="xitem_.tpi_definition_.en_sense_senses_entry_letData_dicBody">planti kru i kamap.</text:span><text:span text:style-name="definition..after_sense_senses_entry_letData_dicBody"> </text:span><text:span text:style-name="example..before_examples_sense_senses_entry_letData_dicBody"/><text:span text:style-name="example_examples_sense_senses_entry_letData_dicBody">Deggideng raḳ in bo doḳ nah.</text:span><text:span text:style-name="example..after_examples_sense_senses_entry_letData_dicBody"> </text:span><text:span text:style-name="translation_translations_examples_sense_senses_entry_letData_dicBody">Sprouts appeared to indicate that (the tree) would grow agai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 </text:span><text:span text:style-name="xitem_.tpi_definition_.en_sense_senses_entry_letData_dicBody">skin gras i sanap.</text:span><text:span text:style-name="definition..after_sense_senses_entry_letData_dicBody"> </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 </text:span><text:span text:style-name="translation_translations_examples_sense_senses_entry_letData_dicBody">I ate a lemon and it made my flesh come up in goose bump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is</text:span><text:span text:style-name="headword_.bzh"><text:variable-set text:name="Left_Guideword" text:display="none" text:formula="ooow: deggis" office:value-type="string" office:string-value=" deggis"/></text:span><text:span text:style-name="headword_.bzh"><text:variable-set text:name="Right_Guideword" text:display="none" text:formula="ooow: deggis" office:value-type="string" office:string-value=" deggis"/></text:span><text:span/><text:span text:style-name="headword..after_entry_letData_dicBody"> </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 </text:span><text:span text:style-name="xitem_.tpi_definition_.en_sense_senses_entry_letData_dicBody">pinga bilong han.</text:span><text:span text:style-name="definition..after_sense_senses_entry_letData_dicBody"> </text:span><text:span text:style-name="example..before_examples_sense_senses_entry_letData_dicBody"/><text:span text:style-name="example_examples_sense_senses_entry_letData_dicBody">Tetev raḳ nema deggis.</text:span><text:span text:style-name="example..after_examples_sense_senses_entry_letData_dicBody"> </text:span><text:span text:style-name="translation_translations_examples_sense_senses_entry_letData_dicBody">He poked it with his finger.</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 </text:span><text:span text:style-name="xitem_.tpi_definition_.en_sense_senses_entry_letData_dicBody">pinga bilong lek.</text:span><text:span text:style-name="definition..after_sense_senses_entry_letData_dicBody"> </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 </text:span><text:span text:style-name="translation_translations_examples_sense_senses_entry_letData_dicBody">People and all animals have to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un</text:span><text:span text:style-name="headword_.bzh"><text:variable-set text:name="Left_Guideword" text:display="none" text:formula="ooow: deggun" office:value-type="string" office:string-value=" deggun"/></text:span><text:span text:style-name="headword_.bzh"><text:variable-set text:name="Right_Guideword" text:display="none" text:formula="ooow: deggun" office:value-type="string" office:string-value=" deggun"/></text:span><text:span/><text:span text:style-name="headword..after_entry_letData_dicBody"> </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 </text:span><text:span text:style-name="xitem_.tpi_definition_.en_sense_senses_entry_letData_dicBody">wanpela kain suga.</text:span><text:span text:style-name="definition..after_sense_senses_entry_letData_dicBody"> </text:span><text:span text:style-name="example..before_examples_sense_senses_entry_letData_dicBody"/><text:span text:style-name="example_examples_sense_senses_entry_letData_dicBody">Avëh ti nehuk deggun.</text:span><text:span text:style-name="example..after_examples_sense_senses_entry_letData_dicBody"> </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 text:display="none" text:formula="ooow: degwa" office:value-type="string" office:string-value=" degwa"/></text:span><text:span text:style-name="headword_.bzh"><text:variable-set text:name="Right_Guideword" text:display="none" text:formula="ooow: degwa" office:value-type="string" office:string-value=" degwa"/></text:span><text:span/><text:span text:style-name="headword..after_entry_letData_dicBody"> </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 </text:span><text:span text:style-name="xitem_.tpi_definition_.en_sense_senses_entry_letData_dicBody">as, aninit.</text:span><text:span text:style-name="definition..after_sense_senses_entry_letData_dicBody"> </text:span><text:span text:style-name="example..before_examples_sense_senses_entry_letData_dicBody"/><text:span text:style-name="example_examples_sense_senses_entry_letData_dicBody">Tunġ keröng loḳ ḳele degwa.</text:span><text:span text:style-name="example..after_examples_sense_senses_entry_letData_dicBody"> </text:span><text:span text:style-name="translation_translations_examples_sense_senses_entry_letData_dicBody">He put the box at the foot of the tre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 </text:span><text:span text:style-name="xitem_.tpi_definition_.en_sense_senses_entry_letData_dicBody">as.</text:span><text:span text:style-name="definition..after_sense_senses_entry_letData_dicBody"> </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 </text:span><text:span text:style-name="translation_translations_xitem_examples_sense_senses_entry_letData_dicBody">The responsibility lies with you.</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 </text:span><text:span text:style-name="translation_translations_xitem_examples_sense_senses_entry_letData_dicBody">He explained the significance of what was said to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 </text:span><text:span text:style-name="xitem_.tpi_definition_.en_sense_senses_entry_letData_dicBody">lain.</text:span><text:span text:style-name="definition..after_sense_senses_entry_letData_dicBody"> </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 </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seḳ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t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egwata los degwata</text:span><text:span text:style-name="complexformform..after_xitem_complexformrefs_entry_letData_dicBody"> </text:span><text:span text:style-name="complexformrefs..after_entry_letData_dicBody"/></text:p>
        <text:p text:style-name="entry_letData_dicBody"><text:span text:style-name="headword_entry_letData_dicBody">degwaseḳë</text:span><text:span text:style-name="headword_.bzh"><text:variable-set text:name="Left_Guideword" text:display="none" text:formula="ooow: degwaseḳë" office:value-type="string" office:string-value=" degwaseḳë"/></text:span><text:span text:style-name="headword_.bzh"><text:variable-set text:name="Right_Guideword" text:display="none" text:formula="ooow: degwaseḳë" office:value-type="string" office:string-value=" degwaseḳë"/></text:span><text:span/><text:span text:style-name="headword..after_entry_letData_dicBody"> </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 </text:span><text:span text:style-name="xitem_.tpi_definition_.en_sense_senses_entry_letData_dicBody">as tru</text:span><text:span text:style-name="definition..after_sense_senses_entry_letData_dicBody"> </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 </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 </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 text:display="none" text:formula="ooow: degwata" office:value-type="string" office:string-value=" degwata"/></text:span><text:span text:style-name="headword_.bzh"><text:variable-set text:name="Right_Guideword" text:display="none" text:formula="ooow: degwata" office:value-type="string" office:string-value=" degwata"/></text:span><text:span/><text:span text:style-name="headword..after_entry_letData_dicBody"> </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 </text:span><text:span text:style-name="xitem_.tpi_definition_.en_sense_senses_entry_letData_dicBody">oltaim.</text:span><text:span text:style-name="definition..after_sense_senses_entry_letData_dicBody"> </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 </text:span><text:span text:style-name="translation_translations_xitem_examples_sense_senses_entry_letData_dicBody">You will live for e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 </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 text:display="none" text:formula="ooow: degwata los degwata" office:value-type="string" office:string-value=" degwata los degwata"/></text:span><text:span text:style-name="headword_.bzh"><text:variable-set text:name="Right_Guideword" text:display="none" text:formula="ooow: degwata los degwata" office:value-type="string" office:string-value=" degwata los degwata"/></text:span><text:span/><text:span text:style-name="headword..after_entry_letData_dicBody"> </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 </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 text:display="none" text:formula="ooow: dehud" office:value-type="string" office:string-value=" dehud"/></text:span><text:span text:style-name="headword_.bzh"><text:variable-set text:name="Right_Guideword" text:display="none" text:formula="ooow: dehud" office:value-type="string" office:string-value=" dehud"/></text:span><text:span/><text:span text:style-name="headword..after_entry_letData_dicBody"> </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Dehud negga lul anon.</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 text:display="none" text:formula="ooow: dob" office:value-type="string" office:string-value=" dob"/></text:span><text:span text:style-name="headword_.bzh"><text:variable-set text:name="Right_Guideword" text:display="none" text:formula="ooow: dob" office:value-type="string" office:string-value=" dob"/></text:span><text:span/><text:span text:style-name="headword..after_entry_letData_dicBody"> </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 </text:span><text:span text:style-name="translation_translations_xitem_examples_sense_senses_entry_letData_dicBody">I got a bit of dirt in my e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 </text:span><text:span text:style-name="translation_translations_xitem_examples_sense_senses_entry_letData_dicBody">He sat on the groun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 </text:span><text:span text:style-name="translation_translations_examples_sense_senses_entry_letData_dicBody">Take the child and his mother and go back to Israel.</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Ham nebë dob sënë yi ranġah.</text:span><text:span text:style-name="example..after_examples_sense_senses_entry_letData_dicBody"> </text:span><text:span text:style-name="translation_translations_examples_sense_senses_entry_letData_dicBody">You are like the light of this world.</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ob 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ḳenu</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obnë</text:span><text:span text:style-name="complexformform..after_xitem_complexformrefs_entry_letData_dicBody"> </text:span><text:span text:style-name="complexformrefs..after_entry_letData_dicBody"/></text:p>
        <text:p text:style-name="entry_letData_dicBody"><text:span text:style-name="headword_entry_letData_dicBody">dob ahë</text:span><text:span text:style-name="headword_.bzh"><text:variable-set text:name="Left_Guideword" text:display="none" text:formula="ooow: dob ahë" office:value-type="string" office:string-value=" dob ahë"/></text:span><text:span text:style-name="headword_.bzh"><text:variable-set text:name="Right_Guideword" text:display="none" text:formula="ooow: dob ahë" office:value-type="string" office:string-value=" dob ahë"/></text:span><text:span/><text:span text:style-name="headword..after_entry_letData_dicBody"> </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 </text:span><text:span text:style-name="xitem_.tpi_definition_.en_sense_senses_entry_letData_dicBody">pipia graun.</text:span><text:span text:style-name="definition..after_sense_senses_entry_letData_dicBody"> </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 </text:span><text:span text:style-name="translation_translations_xitem_examples_sense_senses_entry_letData_dicBody">The dirt was kicked up into the foo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 </text:span><text:span text:style-name="translation_translations_xitem_examples_sense_senses_entry_letData_dicBody">He dug a hole and threw the dirt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 text:display="none" text:formula="ooow: dob-ḳenu" office:value-type="string" office:string-value=" dob-ḳenu"/></text:span><text:span text:style-name="headword_.bzh"><text:variable-set text:name="Right_Guideword" text:display="none" text:formula="ooow: dob-ḳenu" office:value-type="string" office:string-value=" dob-ḳenu"/></text:span><text:span/><text:span text:style-name="headword..after_entry_letData_dicBody"> </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ap.</text:span><text:span text:style-name="xitem-xitem_definition..before_definition_.en_sense_senses_entry_letData_dicBody"> </text:span><text:span text:style-name="xitem_.tpi_definition_.en_sense_senses_entry_letData_dicBody">mep, piksa bilong hap graun.</text:span><text:span text:style-name="definition..after_sense_senses_entry_letData_dicBody"> </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 </text:span><text:span text:style-name="translation_translations_examples_sense_senses_entry_letData_dicBody">There are maps in aeroplan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obahë</text:span><text:span text:style-name="headword_.bzh"><text:variable-set text:name="Left_Guideword" text:display="none" text:formula="ooow: dobahë" office:value-type="string" office:string-value=" dobahë"/></text:span><text:span text:style-name="headword_.bzh"><text:variable-set text:name="Right_Guideword" text:display="none" text:formula="ooow: dobahë" office:value-type="string" office:string-value=" dobahë"/></text:span><text:span/><text:span text:style-name="headword..after_entry_letData_dicBody"> </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 </text:span><text:span text:style-name="xitem_.tpi_definition_.en_sense_senses_entry_letData_dicBody">tumbuna bilong bipo tru.</text:span><text:span text:style-name="definition..after_sense_senses_entry_letData_dicBody"> </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 </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 text:display="none" text:formula="ooow: doblu" office:value-type="string" office:string-value=" doblu"/></text:span><text:span text:style-name="headword_.bzh"><text:variable-set text:name="Right_Guideword" text:display="none" text:formula="ooow: doblu" office:value-type="string" office:string-value=" doblu"/></text:span><text:span/><text:span text:style-name="headword..after_entry_letData_dicBody"> </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Doblu nesu in nyëġ vanġ nivesa.</text:span><text:span text:style-name="example..after_examples_sense_senses_entry_letData_dicBody"> </text:span><text:span text:style-name="translation_translations_examples_sense_senses_entry_letData_dicBody">The cricket was singing because the weather was so goo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 text:display="none" text:formula="ooow: dobnë" office:value-type="string" office:string-value=" dobnë"/></text:span><text:span text:style-name="headword_.bzh"><text:variable-set text:name="Right_Guideword" text:display="none" text:formula="ooow: dobnë" office:value-type="string" office:string-value=" dobnë"/></text:span><text:span/><text:span text:style-name="headword..after_entry_letData_dicBody"> </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 </text:span><text:span text:style-name="xitem_.tpi_definition_.en_sense_senses_entry_letData_dicBody">autsait.</text:span><text:span text:style-name="definition..after_sense_senses_entry_letData_dicBody"> </text:span><text:span text:style-name="example..before_examples_sense_senses_entry_letData_dicBody"/><text:span text:style-name="example_examples_sense_senses_entry_letData_dicBody">Alam pin dëdo dobnë.</text:span><text:span text:style-name="example..after_examples_sense_senses_entry_letData_dicBody"> </text:span><text:span text:style-name="translation_translations_examples_sense_senses_entry_letData_dicBody">Everyone was outsid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 text:display="none" text:formula="ooow: dod" office:value-type="string" office:string-value=" dod"/></text:span><text:span text:style-name="headword_.bzh"><text:variable-set text:name="Right_Guideword" text:display="none" text:formula="ooow: dod" office:value-type="string" office:string-value=" dod"/></text:span><text:span/><text:span text:style-name="headword..after_entry_letData_dicBody"> </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 </text:span><text:span text:style-name="xitem_.tpi_definition_.en_sense_senses_entry_letData_dicBody">wanpela kain diwai salat.</text:span><text:span text:style-name="definition..after_sense_senses_entry_letData_dicBody"> </text:span><text:span text:style-name="example..before_examples_sense_senses_entry_letData_dicBody"/><text:span text:style-name="example_examples_sense_senses_entry_letData_dicBody">Dod gga sa vahaġ.</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 text:display="none" text:formula="ooow: dokta" office:value-type="string" office:string-value=" dokta"/></text:span><text:span text:style-name="headword_.bzh"><text:variable-set text:name="Right_Guideword" text:display="none" text:formula="ooow: dokta" office:value-type="string" office:string-value=" dokta"/></text:span><text:span/><text:span text:style-name="headword..after_entry_letData_dicBody"> </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octor.</text:span><text:span text:style-name="xitem-xitem_definition..before_definition_.en_sense_senses_entry_letData_dicBody"> </text:span><text:span text:style-name="xitem_.tpi_definition_.en_sense_senses_entry_letData_dicBody">dokta.</text:span><text:span text:style-name="definition..after_sense_senses_entry_letData_dicBody"> </text:span><text:span text:style-name="example..before_examples_sense_senses_entry_letData_dicBody"/><text:span text:style-name="example_examples_sense_senses_entry_letData_dicBody">Dokta teta pegges.</text:span><text:span text:style-name="example..after_examples_sense_senses_entry_letData_dicBody"> </text:span><text:span text:style-name="translation_translations_examples_sense_senses_entry_letData_dicBody">The doctor bandaged the so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 text:display="none" text:formula="ooow: domeng" office:value-type="string" office:string-value=" domeng"/></text:span><text:span text:style-name="headword_.bzh"><text:variable-set text:name="Right_Guideword" text:display="none" text:formula="ooow: domeng" office:value-type="string" office:string-value=" domeng"/></text:span><text:span/><text:span text:style-name="headword..after_entry_letData_dicBody"> </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eech.</text:span><text:span text:style-name="xitem-xitem_definition..before_definition_.en_sense_senses_entry_letData_dicBody"> </text:span><text:span text:style-name="xitem_.tpi_definition_.en_sense_senses_entry_letData_dicBody">liklik snek i save pulim blut bilong man.</text:span><text:span text:style-name="definition..after_sense_senses_entry_letData_dicBody"> </text:span><text:span text:style-name="example..before_examples_sense_senses_entry_letData_dicBody"/><text:span text:style-name="example_examples_sense_senses_entry_letData_dicBody">Domeng gga tatovaha vaha.</text:span><text:span text:style-name="example..after_examples_sense_senses_entry_letData_dicBody"> </text:span><text:span text:style-name="translation_translations_examples_sense_senses_entry_letData_dicBody">The leech fastened itself to the teacher's leg.</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 text:display="none" text:formula="ooow: döleng" office:value-type="string" office:string-value=" döleng"/></text:span><text:span text:style-name="headword_.bzh"><text:variable-set text:name="Right_Guideword" text:display="none" text:formula="ooow: döleng" office:value-type="string" office:string-value=" döleng"/></text:span><text:span/><text:span text:style-name="headword..after_entry_letData_dicBody"> </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 </text:span><text:span text:style-name="xitem_.tpi_definition_.en_sense_senses_entry_letData_dicBody">diwai siis.</text:span><text:span text:style-name="definition..after_sense_senses_entry_letData_dicBody"> </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 </text:span><text:span text:style-name="translation_translations_examples_sense_senses_entry_letData_dicBody">They eat the nuts of the tree and hang the shells on their headdress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 </text:span><text:span text:style-name="xitem_.tpi_definition_.en_sense_senses_entry_letData_dicBody">pikinini diwai siis.</text:span><text:span text:style-name="definition..after_sense_senses_entry_letData_dicBody"> </text:span><text:span text:style-name="example..before_examples_sense_senses_entry_letData_dicBody"/><text:span text:style-name="example_examples_sense_senses_entry_letData_dicBody">Negga döleng anon los dii ris.</text:span><text:span text:style-name="example..after_examples_sense_senses_entry_letData_dicBody"> </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önġ</text:span><text:span text:style-name="headword_.bzh"><text:variable-set text:name="Left_Guideword" text:display="none" text:formula="ooow: dönġ" office:value-type="string" office:string-value=" dönġ"/></text:span><text:span text:style-name="headword_.bzh"><text:variable-set text:name="Right_Guideword" text:display="none" text:formula="ooow: dönġ" office:value-type="string" office:string-value=" dönġ"/></text:span><text:span/><text:span text:style-name="headword..after_entry_letData_dicBody"> </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 </text:span></text:p>
        <text:p text:style-name="entry_letData_dicBody"><text:span text:style-name="headword_entry_letData_dicBody">dönġ-hus</text:span><text:span text:style-name="headword_.bzh"><text:variable-set text:name="Left_Guideword" text:display="none" text:formula="ooow: dönġ-hus" office:value-type="string" office:string-value=" dönġ-hus"/></text:span><text:span text:style-name="headword_.bzh"><text:variable-set text:name="Right_Guideword" text:display="none" text:formula="ooow: dönġ-hus" office:value-type="string" office:string-value=" dönġ-hus"/></text:span><text:span/><text:span text:style-name="headword..after_entry_letData_dicBody"> </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 </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 text:display="none" text:formula="ooow: döök döök" office:value-type="string" office:string-value=" döök döök"/></text:span><text:span text:style-name="headword_.bzh"><text:variable-set text:name="Right_Guideword" text:display="none" text:formula="ooow: döök döök" office:value-type="string" office:string-value=" döök döök"/></text:span><text:span/><text:span text:style-name="headword..after_entry_letData_dicBody"> </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 </text:span><text:span text:style-name="translation_translations_examples_sense_senses_entry_letData_dicBody">God will cause us to live for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 </text:span><text:span text:style-name="xitem_.tpi_definition_.en_sense_senses_entry_letData_dicBody">hangimapim long het na karim.</text:span><text:span text:style-name="definition..after_sense_senses_entry_letData_dicBody"> </text:span><text:span text:style-name="example..before_examples_sense_senses_entry_letData_dicBody"/><text:span text:style-name="example_examples_sense_senses_entry_letData_dicBody">Du vahek raḳ yu.</text:span><text:span text:style-name="example..after_examples_sense_senses_entry_letData_dicBody"> </text:span><text:span text:style-name="translation_translations_examples_sense_senses_entry_letData_dicBody">She carried the stringbag on her he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 </text:span><text:span text:style-name="xitem_.tpi_definition_.en_sense_senses_entry_letData_dicBody">pusim.</text:span><text:span text:style-name="definition..after_sense_senses_entry_letData_dicBody"> </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 </text:span><text:span text:style-name="translation_translations_xitem_examples_sense_senses_entry_letData_dicBody">He hit him with his thigh and knocked him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 </text:span><text:span text:style-name="translation_translations_xitem_examples_sense_senses_entry_letData_dicBody">He pushed another over and carried him with hi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 </text:span><text:span text:style-name="complexformform_complexformrefs_entry_letData_dicBody">du raḳ beġö</text:span><text:span text:style-name="complexformform..after_complexformrefs_entry_letData_dicBody"> </text:span><text:span text:style-name="complexformrefs..after_entry_letData_dicBody"/></text:p>
        <text:p text:style-name="entry_letData_dicBody"><text:span text:style-name="headword_entry_letData_dicBody">du</text:span><text:span text:style-name="headword_.bzh"><text:variable-set text:name="Left_Guideword" text:display="none" text:formula="ooow: du" office:value-type="string" office:string-value=" du"/></text:span><text:span text:style-name="headword_.bzh"><text:variable-set text:name="Right_Guideword" text:display="none" text:formula="ooow: du" office:value-type="string" office:string-value=" du"/></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 </text:span><text:span text:style-name="xitem_.tpi_definition_.en_sense_senses_entry_letData_dicBody">raunwara i stap klostu long nambis.</text:span><text:span text:style-name="definition..after_sense_senses_entry_letData_dicBody"> </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 </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 text:display="none" text:formula="ooow: du raḳ beġö" office:value-type="string" office:string-value=" du raḳ beġö"/></text:span><text:span text:style-name="headword_.bzh"><text:variable-set text:name="Right_Guideword" text:display="none" text:formula="ooow: du raḳ beġö" office:value-type="string" office:string-value=" du raḳ beġö"/></text:span><text:span/><text:span text:style-name="headword..after_entry_letData_dicBody"> </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 </text:span><text:span text:style-name="xitem_.tpi_definition_.en_sense_senses_entry_letData_dicBody">bekim pait.</text:span><text:span text:style-name="definition..after_sense_senses_entry_letData_dicBody"> </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 </text:span><text:span text:style-name="translation_translations_examples_sense_senses_entry_letData_dicBody">They killed someone and his people carried on the fight to avenge hi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dub</text:span></text:p></draw:text-box></draw:frame><text:span text:style-name="headword_entry_letData_dicBody">dub</text:span><text:span text:style-name="headword..after_entry_letData_dicBody"> </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 </text:span><text:span text:style-name="xitem_.tpi_definition_.en_sense_senses_entry_letData_dicBody">haus man.</text:span><text:span text:style-name="definition..after_sense_senses_entry_letData_dicBody"> </text:span><text:span text:style-name="example..before_examples_sense_senses_entry_letData_dicBody"/><text:span text:style-name="example_examples_sense_senses_entry_letData_dicBody">Delev dub in maluh degëp jaḳ.</text:span><text:span text:style-name="example..after_examples_sense_senses_entry_letData_dicBody"> </text:span><text:span text:style-name="translation_translations_examples_sense_senses_entry_letData_dicBody">They built a men's house for the men to sleep i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 </text:span><text:span text:style-name="xitem_.tpi_definition_.en_sense_senses_entry_letData_dicBody">skul.</text:span><text:span text:style-name="definition..after_sense_senses_entry_letData_dicBody"> </text:span><text:span text:style-name="example..before_examples_sense_senses_entry_letData_dicBody"/><text:span text:style-name="example_examples_sense_senses_entry_letData_dicBody">Hurmahen dëluk dub.</text:span><text:span text:style-name="example..after_examples_sense_senses_entry_letData_dicBody"> </text:span><text:span text:style-name="translation_translations_examples_sense_senses_entry_letData_dicBody">Children go to school.</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ub-agg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ub-ḳapiy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oda-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upinsën-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böp</text:span><text:span text:style-name="complexformform..after_xitem_complexformrefs_entry_letData_dicBody"> </text:span><text:span text:style-name="complexformrefs..after_entry_letData_dicBody"/></text:p>
        <text:p text:style-name="entry_letData_dicBody"><text:span text:style-name="headword_entry_letData_dicBody">dub-agga</text:span><text:span text:style-name="headword_.bzh"><text:variable-set text:name="Left_Guideword" text:display="none" text:formula="ooow: dub-agga" office:value-type="string" office:string-value=" dub-agga"/></text:span><text:span text:style-name="headword_.bzh"><text:variable-set text:name="Right_Guideword" text:display="none" text:formula="ooow: dub-agga" office:value-type="string" office:string-value=" dub-agga"/></text:span><text:span/><text:span text:style-name="headword..after_entry_letData_dicBody"> </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 </text:span><text:span text:style-name="xitem_.tpi_definition_.en_sense_senses_entry_letData_dicBody">biknem man.</text:span><text:span text:style-name="definition..after_sense_senses_entry_letData_dicBody"> </text:span><text:span text:style-name="example..before_examples_sense_senses_entry_letData_dicBody"/><text:span text:style-name="example_examples_sense_senses_entry_letData_dicBody">Detahi nos raḳ dub agga.</text:span><text:span text:style-name="example..after_examples_sense_senses_entry_letData_dicBody"> </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 text:display="none" text:formula="ooow: dub-ḳapiya" office:value-type="string" office:string-value=" dub-ḳapiya"/></text:span><text:span text:style-name="headword_.bzh"><text:variable-set text:name="Right_Guideword" text:display="none" text:formula="ooow: dub-ḳapiya" office:value-type="string" office:string-value=" dub-ḳapiya"/></text:span><text:span/><text:span text:style-name="headword..after_entry_letData_dicBody"> </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school .</text:span><text:span text:style-name="xitem-xitem_definition..before_definition_.en_sense_senses_entry_letData_dicBody"> </text:span><text:span text:style-name="xitem_.tpi_definition_.en_sense_senses_entry_letData_dicBody">haus skul.</text:span><text:span text:style-name="definition..after_sense_senses_entry_letData_dicBody"> </text:span><text:span text:style-name="example..before_examples_sense_senses_entry_letData_dicBody"/><text:span text:style-name="example_examples_sense_senses_entry_letData_dicBody">Hur mahen deluḳ dub-ḳapiya.</text:span><text:span text:style-name="example..after_examples_sense_senses_entry_letData_dicBody"> </text:span><text:span text:style-name="translation_translations_examples_sense_senses_entry_letData_dicBody">The children went to schoo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 text:display="none" text:formula="ooow: dub-soda-yi" office:value-type="string" office:string-value=" dub-soda-yi"/></text:span><text:span text:style-name="headword_.bzh"><text:variable-set text:name="Right_Guideword" text:display="none" text:formula="ooow: dub-soda-yi" office:value-type="string" office:string-value=" dub-soda-yi"/></text:span><text:span/><text:span text:style-name="headword..after_entry_letData_dicBody"> </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 </text:span><text:span text:style-name="xitem_.tpi_definition_.en_sense_senses_entry_letData_dicBody">haus lotu.</text:span><text:span text:style-name="definition..after_sense_senses_entry_letData_dicBody"> </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 </text:span><text:span text:style-name="translation_translations_examples_sense_senses_entry_letData_dicBody">Let us build a church in order to hold Sunday servic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 text:display="none" text:formula="ooow: dub-supinsën-yi" office:value-type="string" office:string-value=" dub-supinsën-yi"/></text:span><text:span text:style-name="headword_.bzh"><text:variable-set text:name="Right_Guideword" text:display="none" text:formula="ooow: dub-supinsën-yi" office:value-type="string" office:string-value=" dub-supinsën-yi"/></text:span><text:span/><text:span text:style-name="headword..after_entry_letData_dicBody"> </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 </text:span><text:span text:style-name="xitem_.tpi_definition_.en_sense_senses_entry_letData_dicBody">haus miting.</text:span><text:span text:style-name="definition..after_sense_senses_entry_letData_dicBody"> </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 </text:span><text:span text:style-name="translation_translations_examples_sense_senses_entry_letData_dicBody">Jesus spoke to people in the synagogue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 </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 </text:span><text:span text:style-name="xitem_.tpi_definition_.en_sense_senses_entry_letData_dicBody">haus lotu, sios.</text:span><text:span text:style-name="definition..after_sense_senses_entry_letData_dicBody"> </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 </text:span><text:span text:style-name="translation_translations_xitem_examples_sense_senses_entry_letData_dicBody">He and his people went into the churc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 </text:span><text:span text:style-name="translation_translations_xitem_examples_sense_senses_entry_letData_dicBody">They decorated the church because it was an important Sunda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 text:display="none" text:formula="ooow: dub-vabuung-böp" office:value-type="string" office:string-value=" dub-vabuung-böp"/></text:span><text:span text:style-name="headword_.bzh"><text:variable-set text:name="Right_Guideword" text:display="none" text:formula="ooow: dub-vabuung-böp" office:value-type="string" office:string-value=" dub-vabuung-böp"/></text:span><text:span/><text:span text:style-name="headword..after_entry_letData_dicBody"> </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 </text:span><text:span text:style-name="xitem_.tpi_definition_.en_sense_senses_entry_letData_dicBody">tempel.</text:span><text:span text:style-name="definition..after_sense_senses_entry_letData_dicBody"> </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 </text:span><text:span text:style-name="translation_translations_xitem_examples_sense_senses_entry_letData_dicBody">Another angel from the temple which is in heaven appear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 </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 text:display="none" text:formula="ooow: dubdub" office:value-type="string" office:string-value=" dubdub"/></text:span><text:span text:style-name="headword_.bzh"><text:variable-set text:name="Right_Guideword" text:display="none" text:formula="ooow: dubdub" office:value-type="string" office:string-value=" dubdub"/></text:span><text:span/><text:span text:style-name="headword..after_entry_letData_dicBody"> </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mirror.</text:span><text:span text:style-name="xitem-xitem_definition..before_definition_.en_sense_senses_entry_letData_dicBody"> </text:span><text:span text:style-name="xitem_.tpi_definition_.en_sense_senses_entry_letData_dicBody">glas bilong lukim pes.</text:span><text:span text:style-name="definition..after_sense_senses_entry_letData_dicBody"> </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 </text:span><text:span text:style-name="translation_translations_examples_sense_senses_entry_letData_dicBody">That's like a person who sees his face in a mirror but quickly forgets it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 text:display="none" text:formula="ooow: dudeḳ" office:value-type="string" office:string-value=" dudeḳ"/></text:span><text:span text:style-name="headword_.bzh"><text:variable-set text:name="Right_Guideword" text:display="none" text:formula="ooow: dudeḳ" office:value-type="string" office:string-value=" dudeḳ"/></text:span><text:span/><text:span text:style-name="headword..after_entry_letData_dicBody"> </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 </text:span><text:span text:style-name="xitem_.tpi_definition_.en_sense_senses_entry_letData_dicBody">daunim het.</text:span><text:span text:style-name="definition..after_sense_senses_entry_letData_dicBody"> </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 </text:span><text:span text:style-name="translation_translations_xitem_examples_sense_senses_entry_letData_dicBody">He shouted at him and he bowed his hea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 </text:span><text:span text:style-name="translation_translations_xitem_examples_sense_senses_entry_letData_dicBody">He was sitting at the foot of the tree with his head bow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 </text:span><text:span text:style-name="translation_translations_xitem_examples_sense_senses_entry_letData_dicBody">She must be praying and that's why her head is bow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 text:display="none" text:formula="ooow: duġ" office:value-type="string" office:string-value=" duġ"/></text:span><text:span text:style-name="headword_.bzh"><text:variable-set text:name="Right_Guideword" text:display="none" text:formula="ooow: duġ" office:value-type="string" office:string-value=" duġ"/></text:span><text:span/><text:span text:style-name="headword..after_entry_letData_dicBody"> </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 </text:span><text:span text:style-name="translation_translations_xitem_examples_sense_senses_entry_letData_dicBody">She doesn't know, so she can't have seen 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 </text:span><text:span text:style-name="translation_translations_xitem_examples_sense_senses_entry_letData_dicBody">She said she didn't know because she was in the villa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duġin</text:span><text:span text:style-name="complexformform..after_complexformrefs_entry_letData_dicBody"> </text:span><text:span text:style-name="complexformrefs..after_entry_letData_dicBody"/></text:p>
        <text:p text:style-name="entry_letData_dicBody"><text:span text:style-name="headword_entry_letData_dicBody">duġin</text:span><text:span text:style-name="headword_.bzh"><text:variable-set text:name="Left_Guideword" text:display="none" text:formula="ooow: duġin" office:value-type="string" office:string-value=" duġin"/></text:span><text:span text:style-name="headword_.bzh"><text:variable-set text:name="Right_Guideword" text:display="none" text:formula="ooow: duġin" office:value-type="string" office:string-value=" duġin"/></text:span><text:span/><text:span text:style-name="headword..after_entry_letData_dicBody"> </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Sa duġin.</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 </text:span><text:span text:style-name="translation_translations_xitem_examples_sense_senses_entry_letData_dicBody">You are ignorant and confus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 text:display="none" text:formula="ooow: duh" office:value-type="string" office:string-value=" duh"/></text:span><text:span text:style-name="headword_.bzh"><text:variable-set text:name="Right_Guideword" text:display="none" text:formula="ooow: duh" office:value-type="string" office:string-value=" duh"/></text:span><text:span/><text:span text:style-name="headword..after_entry_letData_dicBody"> </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 </text:span><text:span text:style-name="xitem_.tpi_definition_.en_sense_senses_entry_letData_dicBody">sap ston.</text:span><text:span text:style-name="definition..after_sense_senses_entry_letData_dicBody"> </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 </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 </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 text:display="none" text:formula="ooow: dum" office:value-type="string" office:string-value=" dum"/></text:span><text:span text:style-name="headword_.bzh"><text:variable-set text:name="Right_Guideword" text:display="none" text:formula="ooow: dum" office:value-type="string" office:string-value=" dum"/></text:span><text:span/><text:span text:style-name="headword..after_entry_letData_dicBody"> </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 </text:span><text:span text:style-name="xitem_.tpi_definition_.en_sense_senses_entry_letData_dicBody">liklik rot ol i wokim aninit long bus olsem rot bilong pik bilong was long paitim na kilim man.</text:span><text:span text:style-name="definition..after_sense_senses_entry_letData_dicBody"> </text:span><text:span text:style-name="example..before_examples_sense_senses_entry_letData_dicBody"/><text:span text:style-name="example_examples_sense_senses_entry_letData_dicBody">Devo dum ggevek vos ġebinë.</text:span><text:span text:style-name="example..after_examples_sense_senses_entry_letData_dicBody"> </text:span><text:span text:style-name="translation_translations_examples_sense_senses_entry_letData_dicBody">They made a track through underneath the bush (to set an ambus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 </text:span><text:span text:style-name="xitem_.tpi_definition_.en_sense_senses_entry_letData_dicBody">sambai long.</text:span><text:span text:style-name="definition..after_sense_senses_entry_letData_dicBody"> </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 </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 text:display="none" text:formula="ooow: dun" office:value-type="string" office:string-value=" dun"/></text:span><text:span text:style-name="headword_.bzh"><text:variable-set text:name="Right_Guideword" text:display="none" text:formula="ooow: dun" office:value-type="string" office:string-value=" dun"/></text:span><text:span/><text:span text:style-name="headword..after_entry_letData_dicBody"> </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 </text:span><text:span text:style-name="xitem_.tpi_definition_.en_sense_senses_entry_letData_dicBody">kru bilong banana, suga, samting.</text:span><text:span text:style-name="definition..after_sense_senses_entry_letData_dicBody"> </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 </text:span><text:span text:style-name="translation_translations_xitem_examples_sense_senses_entry_letData_dicBody">It's just a shoot and therefore not strong.</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 </text:span><text:span text:style-name="translation_translations_xitem_examples_sense_senses_entry_letData_dicBody">He chewed a sugarcane shoot, but it was tasteles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 text:display="none" text:formula="ooow: dus" office:value-type="string" office:string-value=" dus"/></text:span><text:span text:style-name="headword_.bzh"><text:variable-set text:name="Right_Guideword" text:display="none" text:formula="ooow: dus" office:value-type="string" office:string-value=" dus"/></text:span><text:span/><text:span text:style-name="headword..after_entry_letData_dicBody"> </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short.</text:span><text:span text:style-name="xitem-xitem_definition..before_definition_.en_sense_senses_entry_letData_dicBody"> </text:span><text:span text:style-name="xitem_.tpi_definition_.en_sense_senses_entry_letData_dicBody">sotpela.</text:span><text:span text:style-name="definition..after_sense_senses_entry_letData_dicBody"> </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 </text:span><text:span text:style-name="translation_translations_xitem_examples_sense_senses_entry_letData_dicBody">He threw it only a short way awa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 </text:span><text:span text:style-name="translation_translations_xitem_examples_sense_senses_entry_letData_dicBody">She cut off a short length of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 </text:span><text:span text:style-name="xitem_.tpi_definition_.en_sense_senses_entry_letData_dicBody">klostu.</text:span><text:span text:style-name="definition..after_sense_senses_entry_letData_dicBody"> </text:span><text:span text:style-name="example..before_examples_sense_senses_entry_letData_dicBody"/><text:span text:style-name="example_examples_sense_senses_entry_letData_dicBody">Dus raḳ in hil ana.</text:span><text:span text:style-name="example..after_examples_sense_senses_entry_letData_dicBody"> </text:span><text:span text:style-name="translation_translations_examples_sense_senses_entry_letData_dicBody">It is close to the time we should go.</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 </text:span><text:span text:style-name="complexformform_complexformrefs_entry_letData_dicBody">dus dus</text:span><text:span text:style-name="complexformform..after_complexformrefs_entry_letData_dicBody"> </text:span><text:span text:style-name="complexformrefs..after_entry_letData_dicBody"/></text:p>
        <text:p text:style-name="entry_letData_dicBody"><text:span text:style-name="headword_entry_letData_dicBody">dus dus</text:span><text:span text:style-name="headword_.bzh"><text:variable-set text:name="Left_Guideword" text:display="none" text:formula="ooow: dus dus" office:value-type="string" office:string-value=" dus dus"/></text:span><text:span text:style-name="headword_.bzh"><text:variable-set text:name="Right_Guideword" text:display="none" text:formula="ooow: dus dus" office:value-type="string" office:string-value=" dus dus"/></text:span><text:span/><text:span text:style-name="headword..after_entry_letData_dicBody"> </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 </text:span><text:span text:style-name="xitem_.tpi_definition_.en_sense_senses_entry_letData_dicBody">sotpela sotpela.</text:span><text:span text:style-name="definition..after_sense_senses_entry_letData_dicBody"> </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 </text:span><text:span text:style-name="translation_translations_xitem_examples_sense_senses_entry_letData_dicBody">They sent word to all the nearby plac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 </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 </text:span><text:span text:style-name="xitem_.tpi_definition_.en_sense_senses_entry_letData_dicBody">samapim, pasim.</text:span><text:span text:style-name="definition..after_sense_senses_entry_letData_dicBody"> </text:span><text:span text:style-name="example..before_xitem_examples_sense_senses_entry_letData_dicBody"/><text:span text:style-name="example_xitem_examples_sense_senses_entry_letData_dicBody">Duu ahon.</text:span><text:span text:style-name="example..after_xitem_examples_sense_senses_entry_letData_dicBody"> </text:span><text:span text:style-name="translation_translations_xitem_examples_sense_senses_entry_letData_dicBody">He tied it tightl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 </text:span><text:span text:style-name="translation_translations_xitem_examples_sense_senses_entry_letData_dicBody">The whiteman tied my grandfather to the trunk of a victory pal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 </text:span><text:span text:style-name="xitem_.tpi_definition_.en_sense_senses_entry_letData_dicBody">givim sut.</text:span><text:span text:style-name="definition..after_sense_senses_entry_letData_dicBody"> </text:span><text:span text:style-name="example..before_examples_sense_senses_entry_letData_dicBody"/><text:span text:style-name="example_examples_sense_senses_entry_letData_dicBody">Dokta duu sa raḳ rureḳ.</text:span><text:span text:style-name="example..after_examples_sense_senses_entry_letData_dicBody"> </text:span><text:span text:style-name="translation_translations_examples_sense_senses_entry_letData_dicBody">The doctor gave me an injection with a needl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u</text:span><text:span text:style-name="headword_.bzh"><text:variable-set text:name="Left_Guideword" text:display="none" text:formula="ooow: duu" office:value-type="string" office:string-value=" duu"/></text:span><text:span text:style-name="headword_.bzh"><text:variable-set text:name="Right_Guideword" text:display="none" text:formula="ooow: duu" office:value-type="string" office:string-value=" duu"/></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 </text:span><text:span text:style-name="xitem_.tpi_definition_.en_sense_senses_entry_letData_dicBody">hap tumora.</text:span><text:span text:style-name="definition..after_sense_senses_entry_letData_dicBody"> </text:span><text:span text:style-name="example..before_examples_sense_senses_entry_letData_dicBody"/><text:span text:style-name="example_examples_sense_senses_entry_letData_dicBody">Duu rëḳ sena Rae.</text:span><text:span text:style-name="example..after_examples_sense_senses_entry_letData_dicBody"> </text:span><text:span text:style-name="translation_translations_examples_sense_senses_entry_letData_dicBody">The day after tomorrow I'm going to Lae.</text:span><text:span text:style-name="translation..after_translations_examples_sense_senses_entry_letData_dicBody"> </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 text:display="none" text:formula="ooow: duum" office:value-type="string" office:string-value=" duum"/></text:span><text:span text:style-name="headword_.bzh"><text:variable-set text:name="Right_Guideword" text:display="none" text:formula="ooow: duum" office:value-type="string" office:string-value=" duum"/></text:span><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 </text:span><text:span text:style-name="xitem_.tpi_definition_.en_sense_senses_entry_letData_dicBody">bastet.</text:span><text:span text:style-name="definition..after_sense_senses_entry_letData_dicBody"> </text:span><text:span text:style-name="example..before_examples_sense_senses_entry_letData_dicBody"/><text:span text:style-name="example_examples_sense_senses_entry_letData_dicBody">Ḳo nalu duum.</text:span><text:span text:style-name="example..after_examples_sense_senses_entry_letData_dicBody"> </text:span><text:span text:style-name="translation_translations_examples_sense_senses_entry_letData_dicBody">She bore an illegitimate chil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 text:display="none" text:formula="ooow: duung" office:value-type="string" office:string-value=" duung"/></text:span><text:span text:style-name="headword_.bzh"><text:variable-set text:name="Right_Guideword" text:display="none" text:formula="ooow: duung" office:value-type="string" office:string-value=" duung"/></text:span><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 </text:span><text:span text:style-name="xitem_.tpi_definition_.en_sense_senses_entry_letData_dicBody">karamap bilong meri man i dai.</text:span><text:span text:style-name="definition..after_sense_senses_entry_letData_dicBody"> </text:span><text:span text:style-name="example..before_examples_sense_senses_entry_letData_dicBody"/><text:span text:style-name="example_examples_sense_senses_entry_letData_dicBody">Yeh duung in regga diiḳ.</text:span><text:span text:style-name="example..after_examples_sense_senses_entry_letData_dicBody"> </text:span><text:span text:style-name="translation_translations_examples_sense_senses_entry_letData_dicBody">She's covered her head with a big stringbag because her husband died.</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v</text:span><text:span text:style-name="headword_.bzh"><text:variable-set text:name="Left_Guideword" text:display="none" text:formula="ooow: duv" office:value-type="string" office:string-value=" duv"/></text:span><text:span text:style-name="headword_.bzh"><text:variable-set text:name="Right_Guideword" text:display="none" text:formula="ooow: duv" office:value-type="string" office:string-value=" duv"/></text:span><text:span/><text:span text:style-name="headword..after_entry_letData_dicBody"> </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 </text:span><text:span text:style-name="xitem_.tpi_definition_.en_sense_senses_entry_letData_dicBody">wanpela kain banana.</text:span><text:span text:style-name="definition..after_sense_senses_entry_letData_dicBody"> </text:span><text:span text:style-name="example..before_examples_sense_senses_entry_letData_dicBody"/><text:span text:style-name="example_examples_sense_senses_entry_letData_dicBody">Vud duv anon ading.</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 text:display="none" text:formula="ooow: duvöön" office:value-type="string" office:string-value=" duvöön"/></text:span><text:span text:style-name="headword_.bzh"><text:variable-set text:name="Right_Guideword" text:display="none" text:formula="ooow: duvöön" office:value-type="string" office:string-value=" duvöön"/></text:span><text:span/><text:span text:style-name="headword..after_entry_letData_dicBody"> </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 </text:span><text:span text:style-name="xitem_.tpi_definition_.en_sense_senses_entry_letData_dicBody">bikpela muruk.</text:span><text:span text:style-name="definition..after_sense_senses_entry_letData_dicBody"> </text:span><text:span text:style-name="example..before_examples_sense_senses_entry_letData_dicBody"/><text:span text:style-name="example_examples_sense_senses_entry_letData_dicBody">Gwib böp arë nebë duvöön.</text:span><text:span text:style-name="example..after_examples_sense_senses_entry_letData_dicBody"> </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entry_letData_dicBody">=e</text:span><text:span text:style-name="headword_.bzh"><text:variable-set text:name="Left_Guideword" text:display="none" text:formula="ooow: =e" office:value-type="string" office:string-value=" =e"/></text:span><text:span text:style-name="headword_.bzh"><text:variable-set text:name="Right_Guideword" text:display="none" text:formula="ooow: =e" office:value-type="string" office:string-value=" =e"/></text:span><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xitem_.en_definition_.en_sense_senses_entry_letData_dicBody">vocative.</text:span><text:span text:style-name="xitem-xitem_definition..before_definition_.en_sense_senses_entry_letData_dicBody"> </text:span><text:span text:style-name="xitem_.tpi_definition_.en_sense_senses_entry_letData_dicBody">o.</text:span><text:span text:style-name="definition..after_sense_senses_entry_letData_dicBody"> </text:span><text:span text:style-name="example..before_examples_sense_senses_entry_letData_dicBody"/><text:span text:style-name="example_examples_sense_senses_entry_letData_dicBody">Arig lo-e!</text:span><text:span text:style-name="example..after_examples_sense_senses_entry_letData_dicBody"> </text:span><text:span text:style-name="translation_translations_examples_sense_senses_entry_letData_dicBody">My brothe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text:span><text:span text:style-name="headword_.bzh"><text:variable-set text:name="Left_Guideword" text:display="none" text:formula="ooow: -e" office:value-type="string" office:string-value=" -e"/></text:span><text:span text:style-name="headword_.bzh"><text:variable-set text:name="Right_Guideword" text:display="none" text:formula="ooow: -e" office:value-type="string" office:string-value=" -e"/></text:span><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Call</text:span><text:span text:style-name="partofspeech..after_grammaticalinfo_sense_senses_entry_letData_dicBody"> </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 </text:span><text:span text:style-name="xitem_.tpi_definition_.en_sense_senses_entry_letData_dicBody">e.</text:span><text:span text:style-name="definition..after_sense_senses_entry_letData_dicBody"> </text:span><text:span text:style-name="example..before_xitem_examples_sense_senses_entry_letData_dicBody"/><text:span text:style-name="example_xitem_examples_sense_senses_entry_letData_dicBody">Ham-e! Ham yam-a?</text:span><text:span text:style-name="example..after_xitem_examples_sense_senses_entry_letData_dicBody"> </text:span><text:span text:style-name="translation_translations_xitem_examples_sense_senses_entry_letData_dicBody">It's you eh! You've arriv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 </text:span><text:span text:style-name="translation_translations_xitem_examples_sense_senses_entry_letData_dicBody">He's come (and he shouldn't hav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e!</text:span><text:span text:style-name="headword_.bzh"><text:variable-set text:name="Left_Guideword" text:display="none" text:formula="ooow: e!" office:value-type="string" office:string-value=" e!"/></text:span><text:span text:style-name="headword_.bzh"><text:variable-set text:name="Right_Guideword" text:display="none" text:formula="ooow: e!" office:value-type="string" office:string-value=" e!"/></text:span><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 </text:span><text:span text:style-name="xitem_.tpi_definition_.en_sense_senses_entry_letData_dicBody">sakim tok.</text:span><text:span text:style-name="definition..after_sense_senses_entry_letData_dicBody"> </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 </text:span><text:span text:style-name="translation_translations_examples_sense_senses_entry_letData_dicBody">Ah! I'm not going, I'm going to stay her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e</text:span><text:span text:style-name="headword_.bzh"><text:variable-set text:name="Left_Guideword" text:display="none" text:formula="ooow: ee" office:value-type="string" office:string-value=" ee"/></text:span><text:span text:style-name="headword_.bzh"><text:variable-set text:name="Right_Guideword" text:display="none" text:formula="ooow: ee" office:value-type="string" office:string-value=" ee"/></text:span><text:span/><text:span text:style-name="headword..after_entry_letData_dicBody"> </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 </text:span><text:span text:style-name="xitem_.tpi_definition_.en_sense_senses_entry_letData_dicBody">em!</text:span><text:span text:style-name="definition..after_sense_senses_entry_letData_dicBody"> </text:span><text:span text:style-name="example..before_examples_sense_senses_entry_letData_dicBody"/><text:span text:style-name="example_examples_sense_senses_entry_letData_dicBody">Ee. Ya verup agu.</text:span><text:span text:style-name="example..after_examples_sense_senses_entry_letData_dicBody"> </text:span><text:span text:style-name="translation_translations_examples_sense_senses_entry_letData_dicBody">Look! He's come up over the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 text:display="none" text:formula="ooow: eeḳ" office:value-type="string" office:string-value=" eeḳ"/></text:span><text:span text:style-name="headword_.bzh"><text:variable-set text:name="Right_Guideword" text:display="none" text:formula="ooow: eeḳ" office:value-type="string" office:string-value=" eeḳ"/></text:span><text:span/><text:span text:style-name="headword..after_entry_letData_dicBody"> </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 </text:span><text:span text:style-name="xitem_.tpi_definition_.en_sense_senses_entry_letData_dicBody">makim traut.</text:span><text:span text:style-name="definition..after_sense_senses_entry_letData_dicBody"> </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 </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kë</text:span><text:span text:style-name="headword_.bzh"><text:variable-set text:name="Left_Guideword" text:display="none" text:formula="ooow: ekë" office:value-type="string" office:string-value=" ekë"/></text:span><text:span text:style-name="headword_.bzh"><text:variable-set text:name="Right_Guideword" text:display="none" text:formula="ooow: ekë" office:value-type="string" office:string-value=" ekë"/></text:span><text:span/><text:span text:style-name="headword..after_entry_letData_dicBody"> </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True!.</text:span><text:span text:style-name="xitem-xitem_definition..before_definition_.en_sense_senses_entry_letData_dicBody"> </text:span><text:span text:style-name="xitem_.tpi_definition_.en_sense_senses_entry_letData_dicBody">yes!, tru!</text:span><text:span text:style-name="definition..after_sense_senses_entry_letData_dicBody"> </text:span><text:span text:style-name="example..before_examples_sense_senses_entry_letData_dicBody"/><text:span text:style-name="example_examples_sense_senses_entry_letData_dicBody">Ekë! Nedo loḳ agi!</text:span><text:span text:style-name="example..after_examples_sense_senses_entry_letData_dicBody"> </text:span><text:span text:style-name="translation_translations_examples_sense_senses_entry_letData_dicBody">Oh yes! Here it is!</text:span><text:span text:style-name="translation..after_translations_examples_sense_senses_entry_letData_dicBody"> </text:span><text:span text:style-name="examples..after_sense_senses_entry_letData_dicBody"/></text:p>
        <text:p text:style-name="entry_letData_dicBody"><text:span text:style-name="headwordminor_entry_letData_dicBody">=eḳ</text:span><text:span text:style-name="headwordminor_.bzh"><text:variable-set text:name="Left_Guideword" text:display="none" text:formula="ooow: =eḳ" office:value-type="string" office:string-value=" =eḳ"/></text:span><text:span text:style-name="headwordminor_.bzh"><text:variable-set text:name="Right_Guideword" text:display="none" text:formula="ooow: =eḳ" office:value-type="string" office:string-value=" =eḳ"/></text:span><text:span/><text:span text:style-name="headwordminor..after_entry_letData_dicBody"> </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 </text:span></text:p>
      </text:section>
      <text:section text:style-name="Sect_letHead" text:name="Sect_letHead">
        <text:p text:style-name="letter_letHead_dicBody">Ë ë</text:p>
      </text:section>
      <text:section text:style-name="Sect_letData" text:name="Sect_letData">
        <text:p text:style-name="entry_letData_dicBody"><text:span text:style-name="headword_entry_letData_dicBody">-ë</text:span><text:span text:style-name="headword_.bzh"><text:variable-set text:name="Left_Guideword" text:display="none" text:formula="ooow: -ë" office:value-type="string" office:string-value=" -ë"/></text:span><text:span text:style-name="headword_.bzh"><text:variable-set text:name="Right_Guideword" text:display="none" text:formula="ooow: -ë" office:value-type="string" office:string-value=" -ë"/></text:span><text:span/><text:span text:style-name="headword..after_entry_letData_dicBody"> </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 </text:span><text:span text:style-name="partofspeech_.en_grammaticalinfo_sense_senses_entry_letData_dicBody">Loc</text:span><text:span text:style-name="partofspeech..after_grammaticalinfo_sense_senses_entry_letData_dicBody"> </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 </text:span><text:span text:style-name="xitem_.tpi_definition_.en_sense_senses_entry_letData_dicBody">ia.</text:span><text:span text:style-name="definition..after_sense_senses_entry_letData_dicBody"> </text:span><text:span text:style-name="example..before_examples_sense_senses_entry_letData_dicBody"/><text:span text:style-name="example_examples_sense_senses_entry_letData_dicBody">Yam-ë!</text:span><text:span text:style-name="example..after_examples_sense_senses_entry_letData_dicBody"> </text:span><text:span text:style-name="translation_translations_examples_sense_senses_entry_letData_dicBody">Come here to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 text:display="none" text:formula="ooow: ë-" office:value-type="string" office:string-value=" ë-"/></text:span><text:span text:style-name="headwordminor_.bzh"><text:variable-set text:name="Right_Guideword" text:display="none" text:formula="ooow: ë-" office:value-type="string" office:string-value=" ë-"/></text:span><text:span/><text:span text:style-name="headwordminor..after_entry_letData_dicBody"> </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 </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 </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 text:display="none" text:formula="ooow: ë'ë" office:value-type="string" office:string-value=" ë'ë"/></text:span><text:span text:style-name="headword_.bzh"><text:variable-set text:name="Right_Guideword" text:display="none" text:formula="ooow: ë'ë" office:value-type="string" office:string-value=" ë'ë"/></text:span><text:span/><text:span text:style-name="headword..after_entry_letData_dicBody"> </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re!.</text:span><text:span text:style-name="xitem-xitem_definition..before_definition_.en_sense_senses_entry_letData_dicBody"> </text:span><text:span text:style-name="xitem_.tpi_definition_.en_sense_senses_entry_letData_dicBody">hia!</text:span><text:span text:style-name="definition..after_sense_senses_entry_letData_dicBody"> </text:span><text:span text:style-name="example..before_examples_sense_senses_entry_letData_dicBody"/><text:span text:style-name="example_examples_sense_senses_entry_letData_dicBody">Ë'ë! Höm-ë!</text:span><text:span text:style-name="example..after_examples_sense_senses_entry_letData_dicBody"> </text:span><text:span text:style-name="translation_translations_examples_sense_senses_entry_letData_dicBody">Here! Here's you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ëë</text:span><text:span text:style-name="headword_.bzh"><text:variable-set text:name="Left_Guideword" text:display="none" text:formula="ooow: ëë" office:value-type="string" office:string-value=" ëë"/></text:span><text:span text:style-name="headword_.bzh"><text:variable-set text:name="Right_Guideword" text:display="none" text:formula="ooow: ëë" office:value-type="string" office:string-value=" ëë"/></text:span><text:span/><text:span text:style-name="headword..after_entry_letData_dicBody"> </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 </text:span><text:span text:style-name="xitem_.tpi_definition_.en_sense_senses_entry_letData_dicBody">yes.</text:span><text:span text:style-name="definition..after_sense_senses_entry_letData_dicBody"> </text:span><text:span text:style-name="example..before_xitem_examples_sense_senses_entry_letData_dicBody"/><text:span text:style-name="example_xitem_examples_sense_senses_entry_letData_dicBody">Ëë! Ġenam!</text:span><text:span text:style-name="example..after_xitem_examples_sense_senses_entry_letData_dicBody"> </text:span><text:span text:style-name="translation_translations_xitem_examples_sense_senses_entry_letData_dicBody">Yes! Com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 </text:span><text:span text:style-name="translation_translations_xitem_examples_sense_senses_entry_letData_dicBody">Yes! They have come up and gon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3T14:48:26</meta:creation-date>
    <dc:creator>James</dc:creator>
    <dc:date>2011-06-03T14:48:26</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8\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